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Segoe UI Symbol" svg:font-family="'Segoe UI Symbo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AU"/>
    </style:style>
    <style:style style:name="T3" style:family="text">
      <style:text-properties style:font-name="Wingdings"/>
    </style:style>
    <style:style style:name="T4" style:family="text">
      <style:text-properties style:font-name="Wingdings" fo:language="en" fo:country="AU"/>
    </style:style>
    <style:style style:name="T5" style:family="text">
      <style:text-properties style:font-name="Cambria Math" fo:language="en" fo:country="US" style:font-name-complex="Cambria Math1"/>
    </style:style>
    <style:style style:name="T6" style:family="text">
      <style:text-properties style:font-name="Segoe UI Symbol" fo:language="en" fo:country="US" style:font-name-complex="Segoe UI Symbo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 first we made a new directory for our Ruby project. Then we checked if we have ruby and rails on our machine. We’ve got Rails 5.2.1 and ruby 2.3.3.p296.</text:span></text:p>
      <text:p text:style-name="Standard"><text:span text:style-name="T1">Then we tried to imitate the steps from the lab. As we tried ‚rvm list‘, it didn’t worked and we realized that we’ve not have rvm installed. Then we started googling to fix that. But despite with the help of the professor we didn’t figure out a way tp install rvm. Then somebody noticed that gem is installed, so we used this to update our gems. Then we continued the imitate. We used ‘gem install bundle’ and it successfully installed bundle-0.0.1. Then we used ‘gem install rails’ and it successfully installed rails-5.2.2, so we updated it from 5.2.1 to 5.2.2.</text:span></text:p>
      <text:p text:style-name="Standard"><text:span text:style-name="T1">Now we used ‘rails new vpw’ to set up our project. Then we navigated to the config folder and used ‘rails server’ to set up our server. As we tried to open the webpage with ‘0.0.0.0:3000’ and ‘tcp://0.0.0.0:3000’ it didn’t worked, but with ‘localhost:3000’. </text:span>YAY!</text:p>
      <text:p text:style-name="Standard"><text:span text:style-name="T2">Then we created a new database, which represents our Ingredients. In the lab report, we decided that we have Ingredients and possibleIngredients as class. While doing the Ingredients database in ruby, we decided, that we don’t need the possibleIngredient class. We just kept track with a boolean, if the Ingredient is available.</text:span></text:p>
      <text:p text:style-name="Standard"><text:span text:style-name="T2">We successfully set up our database and tested it with the server.</text:span></text:p>
      <text:p text:style-name="Standard"><text:span text:style-name="T2">After that we started to create the database for the Hoagie. We had some trouble with that, as ruby decided that the plural is hoagies and the singular hoagy. But as we declared it as hoagie, there were some errors. We got the error message „param is missing or the value is empty“. We googled a bit around, but didn’t really found something useful. Then we had the idea that the hoagy</text:span><text:span text:style-name="T4"></text:span><text:span text:style-name="T2"> hoagies were the problem, and we changed the database to hoagy, so that there are no conflicts. Then it worked.</text:span><text:bookmark text:name="_GoBack"/></text:p>
      <text:p text:style-name="Standard">Connect ingredient and hoagie turorials blabla</text:p>
      <text:p text:style-name="Standard"/>
      <text:p text:style-name="Standard">didn#t work at home with versions..</text:p>
      <text:p text:style-name="Standard">after a lot of tries new</text:p>
      <text:p text:style-name="Standard">didn't work fix (https://code.i-harness.com/de/q/1b0038c)</text:p>
      <text:p text:style-name="Standard"><text:span text:style-name="T1">Created ingredients, possibleIngedients canceled </text:span><text:span text:style-name="T3"></text:span><text:span text:style-name="T1"> availble bei ingredients</text:span></text:p>
      <text:p text:style-name="Standard"><text:span text:style-name="T1">Created Hoagie db problem <text:s/>param is missing or the value is empty</text:span></text:p>
      <text:p text:style-name="Standard"><text:span text:style-name="T1">because we called it hoagie and automaticly hoagie changed the name to hoagy workedtried to nest ingredient with hoagie</text:span></text:p>
      <text:p text:style-name="P1"/>
      <text:p text:style-name="Standard"><text:a xlink:type="simple" xlink:href="http://davidpots.com/rails/tutorial/development/2013/03/30/rails-basics-nested-models.html" text:style-name="Internet_20_link" text:visited-style-name="Visited_20_Internet_20_Link"><text:span text:style-name="T1">http://davidpots.com/rails/tutorial/development/2013/03/30/rails-basics-nested-models.html</text:span></text:a></text:p>
      <text:p text:style-name="Standard"><text:span text:style-name="T1">https://www.bing.com/videos/search?q=rails+nested+models&amp;&amp;view=detail&amp;mid=182638B61D25C99F5A3E182638B61D25C99F5A3E&amp;&amp;FORM=VRDGAR</text:span></text:p>
      <text:p text:style-name="P1"/>
      <text:p text:style-name="Standard"><text:span text:style-name="T1">Microsoft Windows [Version 10.0.17134.471]</text:span></text:p>
      <text:p text:style-name="Standard"><text:soft-page-break/><text:span text:style-name="T1">(c) 2018 Microsoft Corporation. </text:span>Alle Rechte vorbehalten.</text:p>
      <text:p text:style-name="Standard"/>
      <text:p text:style-name="Standard">Z:\&gt;cd 3.Semester</text:p>
      <text:p text:style-name="Standard">Das System kann den angegebenen Pfad nicht finden.</text:p>
      <text:p text:style-name="Standard"/>
      <text:p text:style-name="Standard"><text:span text:style-name="T1">Z:\&gt;cd 3. Semester</text:span></text:p>
      <text:p text:style-name="P1"/>
      <text:p text:style-name="Standard"><text:span text:style-name="T1">Z:\3. Semester&gt;cd Lab8</text:span></text:p>
      <text:p text:style-name="P1"/>
      <text:p text:style-name="Standard"><text:span text:style-name="T1">Z:\3. Semester\Lab8&gt;rails -v</text:span></text:p>
      <text:p text:style-name="Standard"><text:span text:style-name="T1">Rails 5.2.1</text:span></text:p>
      <text:p text:style-name="P1"/>
      <text:p text:style-name="Standard">Z:\3. Semester\Lab8&gt;rvm list</text:p>
      <text:p text:style-name="Standard">Der Befehl "rvm" ist entweder falsch geschrieben oder</text:p>
      <text:p text:style-name="Standard">konnte nicht gefunden werden.</text:p>
      <text:p text:style-name="Standard"/>
      <text:p text:style-name="Standard">Z:\3. Semester\Lab8&gt;gpg -v</text:p>
      <text:p text:style-name="Standard">Der Befehl "gpg" ist entweder falsch geschrieben oder</text:p>
      <text:p text:style-name="Standard">konnte nicht gefunden werden.</text:p>
      <text:p text:style-name="Standard"/>
      <text:p text:style-name="Standard">Z:\3. Semester\Lab8&gt;gpg2</text:p>
      <text:p text:style-name="Standard">Der Befehl "gpg2" ist entweder falsch geschrieben oder</text:p>
      <text:p text:style-name="Standard">konnte nicht gefunden werden.</text:p>
      <text:p text:style-name="Standard"/>
      <text:p text:style-name="Standard">Z:\3. <text:span text:style-name="T1">Semester\Lab8&gt;curl</text:span></text:p>
      <text:p text:style-name="Standard"><text:span text:style-name="T1">curl: try 'curl --help' for more information</text:span></text:p>
      <text:p text:style-name="P1"/>
      <text:p text:style-name="Standard"><text:span text:style-name="T1">Z:\3. Semester\Lab8&gt;curl --help</text:span></text:p>
      <text:p text:style-name="Standard"><text:span text:style-name="T1">Usage: curl [options...] &lt;url&gt;</text:span></text:p>
      <text:p text:style-name="Standard"><text:span text:style-name="T1"><text:s text:c="5"/>--abstract-unix-socket &lt;path&gt; Connect via abstract Unix domain socket</text:span></text:p>
      <text:p text:style-name="Standard"><text:span text:style-name="T1"><text:s text:c="5"/>--anyauth <text:s text:c="6"/>Pick any authentication method</text:span></text:p>
      <text:p text:style-name="Standard"><text:span text:style-name="T1"><text:s/>-a, --append <text:s text:c="7"/>Append to target file when uploading</text:span></text:p>
      <text:p text:style-name="Standard"><text:soft-page-break/><text:span text:style-name="T1"><text:s text:c="5"/>--basic <text:s text:c="8"/>Use HTTP Basic Authentication</text:span></text:p>
      <text:p text:style-name="Standard"><text:span text:style-name="T1"><text:s text:c="5"/>--cacert &lt;CA certificate&gt; CA certificate to verify peer against</text:span></text:p>
      <text:p text:style-name="Standard"><text:span text:style-name="T1"><text:s text:c="5"/>--capath &lt;dir&gt; <text:s/>CA directory to verify peer against</text:span></text:p>
      <text:p text:style-name="Standard"><text:span text:style-name="T1"><text:s/>-E, --cert &lt;certificate[:password]&gt; Client certificate file and password</text:span></text:p>
      <text:p text:style-name="Standard"><text:span text:style-name="T1"><text:s text:c="5"/>--cert-status <text:s text:c="2"/>Verify the status of the server certificate</text:span></text:p>
      <text:p text:style-name="Standard"><text:span text:style-name="T1"><text:s text:c="5"/>--cert-type &lt;type&gt; Certificate file type (DER/PEM/ENG)</text:span></text:p>
      <text:p text:style-name="Standard"><text:span text:style-name="T1"><text:s text:c="5"/>--ciphers &lt;list of ciphers&gt; SSL ciphers to use</text:span></text:p>
      <text:p text:style-name="Standard"><text:span text:style-name="T1"><text:s text:c="5"/>--compressed <text:s text:c="3"/>Request compressed response</text:span></text:p>
      <text:p text:style-name="Standard"><text:span text:style-name="T1"><text:s/>-K, --config &lt;file&gt; Read config from a file</text:span></text:p>
      <text:p text:style-name="Standard"><text:span text:style-name="T1"><text:s text:c="5"/>--connect-timeout &lt;seconds&gt; Maximum time allowed for connection</text:span></text:p>
      <text:p text:style-name="Standard"><text:span text:style-name="T1"><text:s text:c="5"/>--connect-to &lt;HOST1:PORT1:HOST2:PORT2&gt; Connect to host</text:span></text:p>
      <text:p text:style-name="Standard"><text:span text:style-name="T1"><text:s/>-C, --continue-at &lt;offset&gt; Resumed transfer offset</text:span></text:p>
      <text:p text:style-name="Standard"><text:span text:style-name="T1"><text:s/>-b, --cookie &lt;data&gt; Send cookies from string/file</text:span></text:p>
      <text:p text:style-name="Standard"><text:span text:style-name="T1"><text:s/>-c, --cookie-jar &lt;filename&gt; Write cookies to &lt;filename&gt; after operation</text:span></text:p>
      <text:p text:style-name="Standard"><text:span text:style-name="T1"><text:s text:c="5"/>--create-dirs <text:s text:c="2"/>Create necessary local directory hierarchy</text:span></text:p>
      <text:p text:style-name="Standard"><text:span text:style-name="T1"><text:s text:c="5"/>--crlf <text:s text:c="9"/>Convert LF to CRLF in upload</text:span></text:p>
      <text:p text:style-name="Standard"><text:span text:style-name="T1"><text:s text:c="5"/>--crlfile &lt;file&gt; Get a CRL list in PEM format from the given file</text:span></text:p>
      <text:p text:style-name="Standard"><text:span text:style-name="T1"><text:s/>-d, --data &lt;data&gt; <text:s text:c="2"/>HTTP POST data</text:span></text:p>
      <text:p text:style-name="Standard"><text:span text:style-name="T1"><text:s text:c="5"/>--data-ascii &lt;data&gt; HTTP POST ASCII data</text:span></text:p>
      <text:p text:style-name="Standard"><text:span text:style-name="T1"><text:s text:c="5"/>--data-binary &lt;data&gt; HTTP POST binary data</text:span></text:p>
      <text:p text:style-name="Standard"><text:span text:style-name="T1"><text:s text:c="5"/>--data-raw &lt;data&gt; HTTP POST data, '@' allowed</text:span></text:p>
      <text:p text:style-name="Standard"><text:span text:style-name="T1"><text:s text:c="5"/>--data-urlencode &lt;data&gt; HTTP POST data url encoded</text:span></text:p>
      <text:p text:style-name="Standard"><text:span text:style-name="T1"><text:s text:c="5"/>--delegation &lt;LEVEL&gt; GSS-API delegation permission</text:span></text:p>
      <text:p text:style-name="Standard"><text:span text:style-name="T1"><text:s text:c="5"/>--digest <text:s text:c="7"/>Use HTTP Digest Authentication</text:span></text:p>
      <text:p text:style-name="Standard"><text:span text:style-name="T1"><text:s/>-q, --disable <text:s text:c="6"/>Disable .curlrc</text:span></text:p>
      <text:p text:style-name="Standard"><text:span text:style-name="T1"><text:s text:c="5"/>--disable-eprt <text:s/>Inhibit using EPRT or LPRT</text:span></text:p>
      <text:p text:style-name="Standard"><text:span text:style-name="T1"><text:s text:c="5"/>--disable-epsv <text:s/>Inhibit using EPSV</text:span></text:p>
      <text:p text:style-name="Standard"><text:span text:style-name="T1"><text:s text:c="5"/>--dns-interface &lt;interface&gt; Interface to use for DNS requests</text:span></text:p>
      <text:p text:style-name="Standard"><text:span text:style-name="T1"><text:s text:c="5"/>--dns-ipv4-addr &lt;address&gt; IPv4 address to use for DNS requests</text:span></text:p>
      <text:p text:style-name="Standard"><text:span text:style-name="T1"><text:s text:c="5"/>--dns-ipv6-addr &lt;address&gt; IPv6 address to use for DNS requests</text:span></text:p>
      <text:p text:style-name="Standard"><text:span text:style-name="T1"><text:s text:c="5"/>--dns-servers &lt;addresses&gt; DNS server addrs to use</text:span></text:p>
      <text:p text:style-name="Standard"><text:span text:style-name="T1"><text:s/>-D, --dump-header &lt;filename&gt; Write the received headers to &lt;filename&gt;</text:span></text:p>
      <text:p text:style-name="Standard"><text:soft-page-break/><text:span text:style-name="T1"><text:s text:c="5"/>--egd-file &lt;file&gt; EGD socket path for random data</text:span></text:p>
      <text:p text:style-name="Standard"><text:span text:style-name="T1"><text:s text:c="5"/>--engine &lt;name&gt; Crypto engine to use</text:span></text:p>
      <text:p text:style-name="Standard"><text:span text:style-name="T1"><text:s text:c="5"/>--expect100-timeout &lt;seconds&gt; How long to wait for 100-continue</text:span></text:p>
      <text:p text:style-name="Standard"><text:span text:style-name="T1"><text:s/>-f, --fail <text:s text:c="9"/>Fail silently (no output at all) on HTTP errors</text:span></text:p>
      <text:p text:style-name="Standard"><text:span text:style-name="T1"><text:s text:c="5"/>--fail-early <text:s text:c="3"/>Fail on first transfer error, do not continue</text:span></text:p>
      <text:p text:style-name="Standard"><text:span text:style-name="T1"><text:s text:c="5"/>--false-start <text:s text:c="2"/>Enable TLS False Start</text:span></text:p>
      <text:p text:style-name="Standard"><text:span text:style-name="T1"><text:s/>-F, --form &lt;name=content&gt; Specify HTTP multipart POST data</text:span></text:p>
      <text:p text:style-name="Standard"><text:span text:style-name="T1"><text:s text:c="5"/>--form-string &lt;name=string&gt; Specify HTTP multipart POST data</text:span></text:p>
      <text:p text:style-name="Standard"><text:span text:style-name="T1"><text:s text:c="5"/>--ftp-account &lt;data&gt; Account data string</text:span></text:p>
      <text:p text:style-name="Standard"><text:span text:style-name="T1"><text:s text:c="5"/>--ftp-alternative-to-user &lt;command&gt; String to replace USER [name]</text:span></text:p>
      <text:p text:style-name="Standard"><text:span text:style-name="T1"><text:s text:c="5"/>--ftp-create-dirs Create the remote dirs if not present</text:span></text:p>
      <text:p text:style-name="Standard"><text:span text:style-name="T1"><text:s text:c="5"/>--ftp-method &lt;method&gt; Control CWD usage</text:span></text:p>
      <text:p text:style-name="Standard"><text:span text:style-name="T1"><text:s text:c="5"/>--ftp-pasv <text:s text:c="5"/>Use PASV/EPSV instead of PORT</text:span></text:p>
      <text:p text:style-name="Standard"><text:span text:style-name="T1"><text:s/>-P, --ftp-port &lt;address&gt; Use PORT instead of PASV</text:span></text:p>
      <text:p text:style-name="Standard"><text:span text:style-name="T1"><text:s text:c="5"/>--ftp-pret <text:s text:c="5"/>Send PRET before PASV</text:span></text:p>
      <text:p text:style-name="Standard"><text:span text:style-name="T1"><text:s text:c="5"/>--ftp-skip-pasv-ip Skip the IP address for PASV</text:span></text:p>
      <text:p text:style-name="Standard"><text:span text:style-name="T1"><text:s text:c="5"/>--ftp-ssl-ccc <text:s text:c="2"/>Send CCC after authenticating</text:span></text:p>
      <text:p text:style-name="Standard"><text:span text:style-name="T1"><text:s text:c="5"/>--ftp-ssl-ccc-mode &lt;active/passive&gt; Set CCC mode</text:span></text:p>
      <text:p text:style-name="Standard"><text:span text:style-name="T1"><text:s text:c="5"/>--ftp-ssl-control Require SSL/TLS for FTP login, clear for transfer</text:span></text:p>
      <text:p text:style-name="Standard"><text:span text:style-name="T1"><text:s/>-G, --get <text:s text:c="10"/>Put the post data in the URL and use GET</text:span></text:p>
      <text:p text:style-name="Standard"><text:span text:style-name="T1"><text:s/>-g, --globoff <text:s text:c="6"/>Disable URL sequences and ranges using {} and []</text:span></text:p>
      <text:p text:style-name="Standard"><text:span text:style-name="T1"><text:s/>-I, --head <text:s text:c="9"/>Show document info only</text:span></text:p>
      <text:p text:style-name="Standard"><text:span text:style-name="T1"><text:s/>-H, --header &lt;header/@file&gt; Pass custom header(s) to server</text:span></text:p>
      <text:p text:style-name="Standard"><text:span text:style-name="T1"><text:s/>-h, --help <text:s text:c="9"/>This help text</text:span></text:p>
      <text:p text:style-name="Standard"><text:span text:style-name="T1"><text:s text:c="5"/>--hostpubmd5 &lt;md5&gt; Acceptable MD5 hash of the host public key</text:span></text:p>
      <text:p text:style-name="Standard"><text:span text:style-name="T1"><text:s/>-0, --http1.0 <text:s text:c="6"/>Use HTTP 1.0</text:span></text:p>
      <text:p text:style-name="Standard"><text:span text:style-name="T1"><text:s text:c="5"/>--http1.1 <text:s text:c="6"/>Use HTTP 1.1</text:span></text:p>
      <text:p text:style-name="Standard"><text:span text:style-name="T1"><text:s text:c="5"/>--http2 <text:s text:c="8"/>Use HTTP 2</text:span></text:p>
      <text:p text:style-name="Standard"><text:span text:style-name="T1"><text:s text:c="5"/>--http2-prior-knowledge Use HTTP 2 without HTTP/1.1 Upgrade</text:span></text:p>
      <text:p text:style-name="Standard"><text:span text:style-name="T1"><text:s text:c="5"/>--ignore-content-length Ignore the size of the remote resource</text:span></text:p>
      <text:p text:style-name="Standard"><text:span text:style-name="T1"><text:s/>-i, --include <text:s text:c="6"/>Include protocol response headers in the output</text:span></text:p>
      <text:p text:style-name="Standard"><text:span text:style-name="T1"><text:s/>-k, --insecure <text:s text:c="5"/>Allow insecure server connections when using SSL</text:span></text:p>
      <text:p text:style-name="Standard"><text:soft-page-break/><text:span text:style-name="T1"><text:s text:c="5"/>--interface &lt;name&gt; Use network INTERFACE (or address)</text:span></text:p>
      <text:p text:style-name="Standard"><text:span text:style-name="T1"><text:s/>-4, --ipv4 <text:s text:c="9"/>Resolve names to IPv4 addresses</text:span></text:p>
      <text:p text:style-name="Standard"><text:span text:style-name="T1"><text:s/>-6, --ipv6 <text:s text:c="9"/>Resolve names to IPv6 addresses</text:span></text:p>
      <text:p text:style-name="Standard"><text:span text:style-name="T1"><text:s/>-j, --junk-session-cookies Ignore session cookies read from file</text:span></text:p>
      <text:p text:style-name="Standard"><text:span text:style-name="T1"><text:s text:c="5"/>--keepalive-time &lt;seconds&gt; Interval time for keepalive probes</text:span></text:p>
      <text:p text:style-name="Standard"><text:span text:style-name="T1"><text:s text:c="5"/>--key &lt;key&gt; <text:s text:c="4"/>Private key file name</text:span></text:p>
      <text:p text:style-name="Standard"><text:span text:style-name="T1"><text:s text:c="5"/>--key-type &lt;type&gt; Private key file type (DER/PEM/ENG)</text:span></text:p>
      <text:p text:style-name="Standard"><text:span text:style-name="T1"><text:s text:c="5"/>--krb &lt;level&gt; <text:s text:c="2"/>Enable Kerberos with security &lt;level&gt;</text:span></text:p>
      <text:p text:style-name="Standard"><text:span text:style-name="T1"><text:s text:c="5"/>--libcurl &lt;file&gt; Dump libcurl equivalent code of this command line</text:span></text:p>
      <text:p text:style-name="Standard"><text:span text:style-name="T1"><text:s text:c="5"/>--limit-rate &lt;speed&gt; Limit transfer speed to RATE</text:span></text:p>
      <text:p text:style-name="Standard"><text:span text:style-name="T1"><text:s/>-l, --list-only <text:s text:c="4"/>List only mode</text:span></text:p>
      <text:p text:style-name="Standard"><text:span text:style-name="T1"><text:s text:c="5"/>--local-port &lt;num/range&gt; Force use of RANGE for local port numbers</text:span></text:p>
      <text:p text:style-name="Standard"><text:span text:style-name="T1"><text:s/>-L, --location <text:s text:c="5"/>Follow redirects</text:span></text:p>
      <text:p text:style-name="Standard"><text:span text:style-name="T1"><text:s text:c="5"/>--location-trusted Like --location, and send auth to other hosts</text:span></text:p>
      <text:p text:style-name="Standard"><text:span text:style-name="T1"><text:s text:c="5"/>--login-options &lt;options&gt; Server login options</text:span></text:p>
      <text:p text:style-name="Standard"><text:span text:style-name="T1"><text:s text:c="5"/>--mail-auth &lt;address&gt; Originator address of the original email</text:span></text:p>
      <text:p text:style-name="Standard"><text:span text:style-name="T1"><text:s text:c="5"/>--mail-from &lt;address&gt; Mail from this address</text:span></text:p>
      <text:p text:style-name="Standard"><text:span text:style-name="T1"><text:s text:c="5"/>--mail-rcpt &lt;address&gt; Mail from this address</text:span></text:p>
      <text:p text:style-name="Standard"><text:span text:style-name="T1"><text:s/>-M, --manual <text:s text:c="7"/>Display the full manual</text:span></text:p>
      <text:p text:style-name="Standard"><text:span text:style-name="T1"><text:s text:c="5"/>--max-filesize &lt;bytes&gt; Maximum file size to download</text:span></text:p>
      <text:p text:style-name="Standard"><text:span text:style-name="T1"><text:s text:c="5"/>--max-redirs &lt;num&gt; Maximum number of redirects allowed</text:span></text:p>
      <text:p text:style-name="Standard"><text:span text:style-name="T1"><text:s/>-m, --max-time &lt;time&gt; Maximum time allowed for the transfer</text:span></text:p>
      <text:p text:style-name="Standard"><text:span text:style-name="T1"><text:s text:c="5"/>--metalink <text:s text:c="5"/>Process given URLs as metalink XML file</text:span></text:p>
      <text:p text:style-name="Standard"><text:span text:style-name="T1"><text:s text:c="5"/>--negotiate <text:s text:c="4"/>Use HTTP Negotiate (SPNEGO) authentication</text:span></text:p>
      <text:p text:style-name="Standard"><text:span text:style-name="T1"><text:s/>-n, --netrc <text:s text:c="8"/>Must read .netrc for user name and password</text:span></text:p>
      <text:p text:style-name="Standard"><text:span text:style-name="T1"><text:s text:c="5"/>--netrc-file &lt;filename&gt; Specify FILE for netrc</text:span></text:p>
      <text:p text:style-name="Standard"><text:span text:style-name="T1"><text:s text:c="5"/>--netrc-optional Use either .netrc or URL</text:span></text:p>
      <text:p text:style-name="Standard"><text:span text:style-name="T1"><text:s/>-:, --next <text:s text:c="9"/>Make next URL use its separate set of options</text:span></text:p>
      <text:p text:style-name="Standard"><text:span text:style-name="T1"><text:s text:c="5"/>--no-alpn <text:s text:c="6"/>Disable the ALPN TLS extension</text:span></text:p>
      <text:p text:style-name="Standard"><text:span text:style-name="T1"><text:s/>-N, --no-buffer <text:s text:c="4"/>Disable buffering of the output stream</text:span></text:p>
      <text:p text:style-name="Standard"><text:span text:style-name="T1"><text:s text:c="5"/>--no-keepalive <text:s/>Disable TCP keepalive on the connection</text:span></text:p>
      <text:p text:style-name="Standard"><text:span text:style-name="T1"><text:s text:c="5"/>--no-npn <text:s text:c="7"/>Disable the NPN TLS extension</text:span></text:p>
      <text:p text:style-name="Standard"><text:soft-page-break/><text:span text:style-name="T1"><text:s text:c="5"/>--no-sessionid <text:s/>Disable SSL session-ID reusing</text:span></text:p>
      <text:p text:style-name="Standard"><text:span text:style-name="T1"><text:s text:c="5"/>--noproxy &lt;no-proxy-list&gt; List of hosts which do not use proxy</text:span></text:p>
      <text:p text:style-name="Standard"><text:span text:style-name="T1"><text:s text:c="5"/>--ntlm <text:s text:c="9"/>Use HTTP NTLM authentication</text:span></text:p>
      <text:p text:style-name="Standard"><text:span text:style-name="T1"><text:s text:c="5"/>--ntlm-wb <text:s text:c="6"/>Use HTTP NTLM authentication with winbind</text:span></text:p>
      <text:p text:style-name="Standard"><text:span text:style-name="T1"><text:s text:c="5"/>--oauth2-bearer &lt;token&gt; OAuth 2 Bearer Token</text:span></text:p>
      <text:p text:style-name="Standard"><text:span text:style-name="T1"><text:s/>-o, --output &lt;file&gt; Write to file instead of stdout</text:span></text:p>
      <text:p text:style-name="Standard"><text:span text:style-name="T1"><text:s text:c="5"/>--pass &lt;phrase&gt; Pass phrase for the private key</text:span></text:p>
      <text:p text:style-name="Standard"><text:span text:style-name="T1"><text:s text:c="5"/>--path-as-is <text:s text:c="3"/>Do not squash .. sequences in URL path</text:span></text:p>
      <text:p text:style-name="Standard"><text:span text:style-name="T1"><text:s text:c="5"/>--pinnedpubkey &lt;hashes&gt; FILE/HASHES Public key to verify peer against</text:span></text:p>
      <text:p text:style-name="Standard"><text:span text:style-name="T1"><text:s text:c="5"/>--post301 <text:s text:c="6"/>Do not switch to GET after following a 301</text:span></text:p>
      <text:p text:style-name="Standard"><text:span text:style-name="T1"><text:s text:c="5"/>--post302 <text:s text:c="6"/>Do not switch to GET after following a 302</text:span></text:p>
      <text:p text:style-name="Standard"><text:span text:style-name="T1"><text:s text:c="5"/>--post303 <text:s text:c="6"/>Do not switch to GET after following a 303</text:span></text:p>
      <text:p text:style-name="Standard"><text:span text:style-name="T1"><text:s text:c="5"/>--preproxy [protocol://]host[:port] Use this proxy first</text:span></text:p>
      <text:p text:style-name="Standard"><text:span text:style-name="T1"><text:s/>-#, --progress-bar <text:s/>Display transfer progress as a bar</text:span></text:p>
      <text:p text:style-name="Standard"><text:span text:style-name="T1"><text:s text:c="5"/>--proto &lt;protocols&gt; Enable/disable PROTOCOLS</text:span></text:p>
      <text:p text:style-name="Standard"><text:span text:style-name="T1"><text:s text:c="5"/>--proto-default &lt;protocol&gt; Use PROTOCOL for any URL missing a scheme</text:span></text:p>
      <text:p text:style-name="Standard"><text:span text:style-name="T1"><text:s text:c="5"/>--proto-redir &lt;protocols&gt; Enable/disable PROTOCOLS on redirect</text:span></text:p>
      <text:p text:style-name="Standard"><text:span text:style-name="T1"><text:s/>-x, --proxy [protocol://]host[:port] Use this proxy</text:span></text:p>
      <text:p text:style-name="Standard"><text:span text:style-name="T1"><text:s text:c="5"/>--proxy-anyauth Pick any proxy authentication method</text:span></text:p>
      <text:p text:style-name="Standard"><text:span text:style-name="T1"><text:s text:c="5"/>--proxy-basic <text:s text:c="2"/>Use Basic authentication on the proxy</text:span></text:p>
      <text:p text:style-name="Standard"><text:span text:style-name="T1"><text:s text:c="5"/>--proxy-cacert &lt;file&gt; CA certificate to verify peer against for proxy</text:span></text:p>
      <text:p text:style-name="Standard"><text:span text:style-name="T1"><text:s text:c="5"/>--proxy-capath &lt;dir&gt; CA directory to verify peer against for proxy</text:span></text:p>
      <text:p text:style-name="Standard"><text:span text:style-name="T1"><text:s text:c="5"/>--proxy-cert &lt;cert[:passwd]&gt; Set client certificate for proxy</text:span></text:p>
      <text:p text:style-name="Standard"><text:span text:style-name="T1"><text:s text:c="5"/>--proxy-cert-type &lt;type&gt; Client certificate type for HTTS proxy</text:span></text:p>
      <text:p text:style-name="Standard"><text:span text:style-name="T1"><text:s text:c="5"/>--proxy-ciphers &lt;list&gt; SSL ciphers to use for proxy</text:span></text:p>
      <text:p text:style-name="Standard"><text:span text:style-name="T1"><text:s text:c="5"/>--proxy-crlfile &lt;file&gt; Set a CRL list for proxy</text:span></text:p>
      <text:p text:style-name="Standard"><text:span text:style-name="T1"><text:s text:c="5"/>--proxy-digest <text:s/>Use Digest authentication on the proxy</text:span></text:p>
      <text:p text:style-name="Standard"><text:span text:style-name="T1"><text:s text:c="5"/>--proxy-header &lt;header/@file&gt; Pass custom header(s) to proxy</text:span></text:p>
      <text:p text:style-name="Standard"><text:span text:style-name="T1"><text:s text:c="5"/>--proxy-insecure Do HTTPS proxy connections without verifying the proxy</text:span></text:p>
      <text:p text:style-name="Standard"><text:span text:style-name="T1"><text:s text:c="5"/>--proxy-key &lt;key&gt; Private key for HTTPS proxy</text:span></text:p>
      <text:p text:style-name="Standard"><text:span text:style-name="T1"><text:s text:c="5"/>--proxy-key-type &lt;type&gt; Private key file type for proxy</text:span></text:p>
      <text:p text:style-name="Standard"><text:span text:style-name="T1"><text:s text:c="5"/>--proxy-negotiate Use HTTP Negotiate (SPNEGO) authentication on the proxy</text:span></text:p>
      <text:p text:style-name="Standard"><text:soft-page-break/><text:span text:style-name="T1"><text:s text:c="5"/>--proxy-ntlm <text:s text:c="3"/>Use NTLM authentication on the proxy</text:span></text:p>
      <text:p text:style-name="Standard"><text:span text:style-name="T1"><text:s text:c="5"/>--proxy-pass &lt;phrase&gt; Pass phrase for the private key for HTTPS proxy</text:span></text:p>
      <text:p text:style-name="Standard"><text:span text:style-name="T1"><text:s text:c="5"/>--proxy-service-name &lt;name&gt; SPNEGO proxy service name</text:span></text:p>
      <text:p text:style-name="Standard"><text:span text:style-name="T1"><text:s text:c="5"/>--proxy-ssl-allow-beast Allow security flaw for interop for HTTPS proxy</text:span></text:p>
      <text:p text:style-name="Standard"><text:span text:style-name="T1"><text:s text:c="5"/>--proxy-tlsauthtype &lt;type&gt; TLS authentication type for HTTPS proxy</text:span></text:p>
      <text:p text:style-name="Standard"><text:span text:style-name="T1"><text:s text:c="5"/>--proxy-tlspassword &lt;string&gt; TLS password for HTTPS proxy</text:span></text:p>
      <text:p text:style-name="Standard"><text:span text:style-name="T1"><text:s text:c="5"/>--proxy-tlsuser &lt;name&gt; TLS username for HTTPS proxy</text:span></text:p>
      <text:p text:style-name="Standard"><text:span text:style-name="T1"><text:s text:c="5"/>--proxy-tlsv1 <text:s text:c="2"/>Use TLSv1 for HTTPS proxy</text:span></text:p>
      <text:p text:style-name="Standard"><text:span text:style-name="T1"><text:s/>-U, --proxy-user &lt;user:password&gt; Proxy user and password</text:span></text:p>
      <text:p text:style-name="Standard"><text:span text:style-name="T1"><text:s text:c="5"/>--proxy1.0 &lt;host[:port]&gt; Use HTTP/1.0 proxy on given port</text:span></text:p>
      <text:p text:style-name="Standard"><text:span text:style-name="T1"><text:s/>-p, --proxytunnel <text:s text:c="2"/>Operate through a HTTP proxy tunnel (using CONNECT)</text:span></text:p>
      <text:p text:style-name="Standard"><text:span text:style-name="T1"><text:s text:c="5"/>--pubkey &lt;key&gt; <text:s/>SSH Public key file name</text:span></text:p>
      <text:p text:style-name="Standard"><text:span text:style-name="T1"><text:s/>-Q, --quote <text:s text:c="8"/>Send command(s) to server before transfer</text:span></text:p>
      <text:p text:style-name="Standard"><text:span text:style-name="T1"><text:s text:c="5"/>--random-file &lt;file&gt; File for reading random data from</text:span></text:p>
      <text:p text:style-name="Standard"><text:span text:style-name="T1"><text:s/>-r, --range &lt;range&gt; Retrieve only the bytes within RANGE</text:span></text:p>
      <text:p text:style-name="Standard"><text:span text:style-name="T1"><text:s text:c="5"/>--raw <text:s text:c="10"/>Do HTTP "raw"; no transfer decoding</text:span></text:p>
      <text:p text:style-name="Standard"><text:span text:style-name="T1"><text:s/>-e, --referer &lt;URL&gt; Referrer URL</text:span></text:p>
      <text:p text:style-name="Standard"><text:span text:style-name="T1"><text:s/>-J, --remote-header-name Use the header-provided filename</text:span></text:p>
      <text:p text:style-name="Standard"><text:span text:style-name="T1"><text:s/>-O, --remote-name <text:s text:c="2"/>Write output to a file named as the remote file</text:span></text:p>
      <text:p text:style-name="Standard"><text:span text:style-name="T1"><text:s text:c="5"/>--remote-name-all Use the remote file name for all URLs</text:span></text:p>
      <text:p text:style-name="Standard"><text:span text:style-name="T1"><text:s/>-R, --remote-time <text:s text:c="2"/>Set the remote file's time on the local output</text:span></text:p>
      <text:p text:style-name="Standard"><text:span text:style-name="T1"><text:s/>-X, --request &lt;command&gt; Specify request command to use</text:span></text:p>
      <text:p text:style-name="Standard"><text:span text:style-name="T1"><text:s text:c="5"/>--request-target Specify the target for this request</text:span></text:p>
      <text:p text:style-name="Standard"><text:span text:style-name="T1"><text:s text:c="5"/>--resolve &lt;host:port:address&gt; Resolve the host+port to this address</text:span></text:p>
      <text:p text:style-name="Standard"><text:span text:style-name="T1"><text:s text:c="5"/>--retry &lt;num&gt; <text:s text:c="2"/>Retry request if transient problems occur</text:span></text:p>
      <text:p text:style-name="Standard"><text:span text:style-name="T1"><text:s text:c="5"/>--retry-connrefused Retry on connection refused (use with --retry)</text:span></text:p>
      <text:p text:style-name="Standard"><text:span text:style-name="T1"><text:s text:c="5"/>--retry-delay &lt;seconds&gt; Wait time between retries</text:span></text:p>
      <text:p text:style-name="Standard"><text:span text:style-name="T1"><text:s text:c="5"/>--retry-max-time &lt;seconds&gt; Retry only within this period</text:span></text:p>
      <text:p text:style-name="Standard"><text:span text:style-name="T1"><text:s text:c="5"/>--sasl-ir <text:s text:c="6"/>Enable initial response in SASL authentication</text:span></text:p>
      <text:p text:style-name="Standard"><text:span text:style-name="T1"><text:s text:c="5"/>--service-name &lt;name&gt; SPNEGO service name</text:span></text:p>
      <text:p text:style-name="Standard"><text:span text:style-name="T1"><text:s/>-S, --show-error <text:s text:c="3"/>Show error even when -s is used</text:span></text:p>
      <text:p text:style-name="Standard"><text:span text:style-name="T1"><text:s/>-s, --silent <text:s text:c="7"/>Silent mode</text:span></text:p>
      <text:p text:style-name="Standard"><text:soft-page-break/><text:span text:style-name="T1"><text:s text:c="5"/>--socks4 &lt;host[:port]&gt; SOCKS4 proxy on given host + port</text:span></text:p>
      <text:p text:style-name="Standard"><text:span text:style-name="T1"><text:s text:c="5"/>--socks4a &lt;host[:port]&gt; SOCKS4a proxy on given host + port</text:span></text:p>
      <text:p text:style-name="Standard"><text:span text:style-name="T1"><text:s text:c="5"/>--socks5 &lt;host[:port]&gt; SOCKS5 proxy on given host + port</text:span></text:p>
      <text:p text:style-name="Standard"><text:span text:style-name="T1"><text:s text:c="5"/>--socks5-basic <text:s/>Enable username/password auth for SOCKS5 proxies</text:span></text:p>
      <text:p text:style-name="Standard"><text:span text:style-name="T1"><text:s text:c="5"/>--socks5-gssapi Enable GSS-API auth for SOCKS5 proxies</text:span></text:p>
      <text:p text:style-name="Standard"><text:span text:style-name="T1"><text:s text:c="5"/>--socks5-gssapi-nec Compatibility with NEC SOCKS5 server</text:span></text:p>
      <text:p text:style-name="Standard"><text:span text:style-name="T1"><text:s text:c="5"/>--socks5-gssapi-service &lt;name&gt; SOCKS5 proxy service name for GSS-API</text:span></text:p>
      <text:p text:style-name="Standard"><text:span text:style-name="T1"><text:s text:c="5"/>--socks5-hostname &lt;host[:port]&gt; SOCKS5 proxy, pass host name to proxy</text:span></text:p>
      <text:p text:style-name="Standard"><text:span text:style-name="T1"><text:s/>-Y, --speed-limit &lt;speed&gt; Stop transfers slower than this</text:span></text:p>
      <text:p text:style-name="Standard"><text:span text:style-name="T1"><text:s/>-y, --speed-time &lt;seconds&gt; Trigger 'speed-limit' abort after this time</text:span></text:p>
      <text:p text:style-name="Standard"><text:span text:style-name="T1"><text:s text:c="5"/>--ssl <text:s text:c="10"/>Try SSL/TLS</text:span></text:p>
      <text:p text:style-name="Standard"><text:span text:style-name="T1"><text:s text:c="5"/>--ssl-allow-beast Allow security flaw to improve interop</text:span></text:p>
      <text:p text:style-name="Standard"><text:span text:style-name="T1"><text:s text:c="5"/>--ssl-no-revoke Disable cert revocation checks (WinSSL)</text:span></text:p>
      <text:p text:style-name="Standard"><text:span text:style-name="T1"><text:s text:c="5"/>--ssl-reqd <text:s text:c="5"/>Require SSL/TLS</text:span></text:p>
      <text:p text:style-name="Standard"><text:span text:style-name="T1"><text:s/>-2, --sslv2 <text:s text:c="8"/>Use SSLv2</text:span></text:p>
      <text:p text:style-name="Standard"><text:span text:style-name="T1"><text:s/>-3, --sslv3 <text:s text:c="8"/>Use SSLv3</text:span></text:p>
      <text:p text:style-name="Standard"><text:span text:style-name="T1"><text:s text:c="5"/>--stderr <text:s text:c="7"/>Where to redirect stderr</text:span></text:p>
      <text:p text:style-name="Standard"><text:span text:style-name="T1"><text:s text:c="5"/>--suppress-connect-headers Suppress proxy CONNECT response headers</text:span></text:p>
      <text:p text:style-name="Standard"><text:span text:style-name="T1"><text:s text:c="5"/>--tcp-fastopen <text:s/>Use TCP Fast Open</text:span></text:p>
      <text:p text:style-name="Standard"><text:span text:style-name="T1"><text:s text:c="5"/>--tcp-nodelay <text:s text:c="2"/>Use the TCP_NODELAY option</text:span></text:p>
      <text:p text:style-name="Standard"><text:span text:style-name="T1"><text:s/>-t, --telnet-option &lt;opt=val&gt; Set telnet option</text:span></text:p>
      <text:p text:style-name="Standard"><text:span text:style-name="T1"><text:s text:c="5"/>--tftp-blksize &lt;value&gt; Set TFTP BLKSIZE option</text:span></text:p>
      <text:p text:style-name="Standard"><text:span text:style-name="T1"><text:s text:c="5"/>--tftp-no-options Do not send any TFTP options</text:span></text:p>
      <text:p text:style-name="Standard"><text:span text:style-name="T1"><text:s/>-z, --time-cond &lt;time&gt; Transfer based on a time condition</text:span></text:p>
      <text:p text:style-name="Standard"><text:span text:style-name="T1"><text:s text:c="5"/>--tls-max &lt;VERSION&gt; Use TLSv1.0 or greater</text:span></text:p>
      <text:p text:style-name="Standard"><text:span text:style-name="T1"><text:s text:c="5"/>--tlsauthtype &lt;type&gt; TLS authentication type</text:span></text:p>
      <text:p text:style-name="Standard"><text:span text:style-name="T1"><text:s text:c="5"/>--tlspassword <text:s text:c="2"/>TLS password</text:span></text:p>
      <text:p text:style-name="Standard"><text:span text:style-name="T1"><text:s text:c="5"/>--tlsuser &lt;name&gt; TLS user name</text:span></text:p>
      <text:p text:style-name="Standard"><text:span text:style-name="T1"><text:s/>-1, --tlsv1 <text:s text:c="8"/>Use TLSv1.0 or greater</text:span></text:p>
      <text:p text:style-name="Standard"><text:span text:style-name="T1"><text:s text:c="5"/>--tlsv1.0 <text:s text:c="6"/>Use TLSv1.0</text:span></text:p>
      <text:p text:style-name="Standard"><text:span text:style-name="T1"><text:s text:c="5"/>--tlsv1.1 <text:s text:c="6"/>Use TLSv1.1</text:span></text:p>
      <text:p text:style-name="Standard"><text:span text:style-name="T1"><text:s text:c="5"/>--tlsv1.2 <text:s text:c="6"/>Use TLSv1.2</text:span></text:p>
      <text:p text:style-name="Standard"><text:soft-page-break/><text:span text:style-name="T1"><text:s text:c="5"/>--tlsv1.3 <text:s text:c="6"/>Use TLSv1.3</text:span></text:p>
      <text:p text:style-name="Standard"><text:span text:style-name="T1"><text:s text:c="5"/>--tr-encoding <text:s text:c="2"/>Request compressed transfer encoding</text:span></text:p>
      <text:p text:style-name="Standard"><text:span text:style-name="T1"><text:s text:c="5"/>--trace &lt;file&gt; <text:s/>Write a debug trace to FILE</text:span></text:p>
      <text:p text:style-name="Standard"><text:span text:style-name="T1"><text:s text:c="5"/>--trace-ascii &lt;file&gt; Like --trace, but without hex output</text:span></text:p>
      <text:p text:style-name="Standard"><text:span text:style-name="T1"><text:s text:c="5"/>--trace-time <text:s text:c="3"/>Add time stamps to trace/verbose output</text:span></text:p>
      <text:p text:style-name="Standard"><text:span text:style-name="T1"><text:s text:c="5"/>--unix-socket &lt;path&gt; Connect through this Unix domain socket</text:span></text:p>
      <text:p text:style-name="Standard"><text:span text:style-name="T1"><text:s/>-T, --upload-file &lt;file&gt; Transfer local FILE to destination</text:span></text:p>
      <text:p text:style-name="Standard"><text:span text:style-name="T1"><text:s text:c="5"/>--url &lt;url&gt; <text:s text:c="4"/>URL to work with</text:span></text:p>
      <text:p text:style-name="Standard"><text:span text:style-name="T1"><text:s/>-B, --use-ascii <text:s text:c="4"/>Use ASCII/text transfer</text:span></text:p>
      <text:p text:style-name="Standard"><text:span text:style-name="T1"><text:s/>-u, --user &lt;user:password&gt; Server user and password</text:span></text:p>
      <text:p text:style-name="Standard"><text:span text:style-name="T1"><text:s/>-A, --user-agent &lt;name&gt; Send User-Agent &lt;name&gt; to server</text:span></text:p>
      <text:p text:style-name="Standard"><text:span text:style-name="T1"><text:s/>-v, --verbose <text:s text:c="6"/>Make the operation more talkative</text:span></text:p>
      <text:p text:style-name="Standard"><text:span text:style-name="T1"><text:s/>-V, --version <text:s text:c="6"/>Show version number and quit</text:span></text:p>
      <text:p text:style-name="Standard"><text:span text:style-name="T1"><text:s/>-w, --write-out &lt;format&gt; Use output FORMAT after completion</text:span></text:p>
      <text:p text:style-name="Standard"><text:span text:style-name="T1"><text:s text:c="5"/>--xattr <text:s text:c="8"/>Store metadata in extended file attributes</text:span></text:p>
      <text:p text:style-name="P1"/>
      <text:p text:style-name="Standard"><text:span text:style-name="T1">Z:\3. Semester\Lab8&gt;</text:span></text:p>
      <text:p text:style-name="Standard"><text:span text:style-name="T1">Z:\3. Semester\Lab8&gt;cd ..</text:span></text:p>
      <text:p text:style-name="Standard">Das System kann den angegebenen Pfad nicht finden.</text:p>
      <text:p text:style-name="Standard"/>
      <text:p text:style-name="Standard">Z:\3. Semester\Lab8&gt;Z</text:p>
      <text:p text:style-name="Standard">Der Befehl "Z" ist entweder falsch geschrieben oder</text:p>
      <text:p text:style-name="Standard">konnte nicht gefunden werden.</text:p>
      <text:p text:style-name="Standard"/>
      <text:p text:style-name="Standard">Z:\3. Semester\Lab8&gt;Z:</text:p>
      <text:p text:style-name="Standard"/>
      <text:p text:style-name="Standard">Z:\3. Semester\Lab8&gt;cd Z:/</text:p>
      <text:p text:style-name="Standard"/>
      <text:p text:style-name="Standard">Z:\&gt;ls</text:p>
      <text:p text:style-name="Standard">Der Befehl "ls" ist entweder falsch geschrieben oder</text:p>
      <text:p text:style-name="Standard">konnte nicht gefunden werden.</text:p>
      <text:p text:style-name="Standard"/>
      <text:p text:style-name="Standard"><text:soft-page-break/>Z:\&gt;dir</text:p>
      <text:p text:style-name="Standard"><text:s/>Datenträger in Laufwerk Z: ist users</text:p>
      <text:p text:style-name="Standard"><text:s/>Volumeseriennummer: D074-DA11</text:p>
      <text:p text:style-name="Standard"/>
      <text:p text:style-name="Standard"><text:s/>Verzeichnis von Z:\</text:p>
      <text:p text:style-name="Standard"/>
      <text:p text:style-name="Standard">07.01.2019 <text:s/>10:19 <text:s text:c="3"/>&lt;DIR&gt; <text:s text:c="9"/>.</text:p>
      <text:p text:style-name="Standard">04.01.2019 <text:s/>13:12 <text:s text:c="3"/>&lt;DIR&gt; <text:s text:c="9"/>..</text:p>
      <text:p text:style-name="Standard">07.01.2019 <text:s/>10:03 <text:s text:c="3"/>&lt;DIR&gt; <text:s text:c="9"/>3.Semester</text:p>
      <text:p text:style-name="Standard">01.06.2018 <text:s/>13:05 <text:s text:c="3"/>&lt;DIR&gt; <text:s text:c="9"/>All</text:p>
      <text:p text:style-name="Standard">12.12.2017 <text:s/>17:41 <text:s text:c="3"/>&lt;DIR&gt; <text:s text:c="9"/>Bilder</text:p>
      <text:p text:style-name="Standard">07.01.2019 <text:s/>10:07 <text:s text:c="3"/>&lt;DIR&gt; <text:s text:c="9"/>Desktop</text:p>
      <text:p text:style-name="Standard">30.10.2018 <text:s/>12:39 <text:s text:c="3"/>&lt;DIR&gt; <text:s text:c="9"/>Documents</text:p>
      <text:p text:style-name="Standard">27.11.2018 <text:s/>08:21 <text:s text:c="3"/>&lt;DIR&gt; <text:s text:c="9"/>Dokumente</text:p>
      <text:p text:style-name="Standard"><text:span text:style-name="T1">07.01.2019 <text:s/>10:06 <text:s text:c="3"/>&lt;DIR&gt; <text:s text:c="9"/>Downloads</text:span></text:p>
      <text:p text:style-name="Standard"><text:span text:style-name="T1">04.05.2018 <text:s/>13:42 <text:s text:c="3"/>&lt;DIR&gt; <text:s text:c="9"/>Eclipse Projects</text:span></text:p>
      <text:p text:style-name="Standard"><text:span text:style-name="T1">23.01.2018 <text:s/>17:10 <text:s text:c="3"/>&lt;DIR&gt; <text:s text:c="9"/>eclipse-workspace</text:span></text:p>
      <text:p text:style-name="Standard">03.05.2018 <text:s/>09:52 <text:s text:c="3"/>&lt;DIR&gt; <text:s text:c="9"/>GDM</text:p>
      <text:p text:style-name="Standard">08.10.2018 <text:s/>09:16 <text:s text:c="3"/>&lt;DIR&gt; <text:s text:c="9"/>https<text:span text:style-name="T1"></text:span></text:p>
      <text:p text:style-name="Standard">08.10.2018 <text:s/>09:16 <text:s text:c="3"/>&lt;DIR&gt; <text:s text:c="9"/>https<text:span text:style-name="T1"></text:span>studi.f4.htw-berlin.de</text:p>
      <text:p text:style-name="Standard"><text:span text:style-name="T1">04.05.2018 <text:s/>13:28 <text:s text:c="3"/>&lt;DIR&gt; <text:s text:c="9"/>ij150-win-java8</text:span></text:p>
      <text:p text:style-name="Standard"><text:span text:style-name="T1">20.04.2018 <text:s/>13:01 <text:s text:c="7"/>77.713.312 ij150-win-java8.zip</text:span></text:p>
      <text:p text:style-name="Standard"><text:span text:style-name="T1">30.05.2018 <text:s/>14:53 <text:s text:c="3"/>&lt;DIR&gt; <text:s text:c="9"/>INfo</text:span></text:p>
      <text:p text:style-name="Standard"><text:span text:style-name="T1">03.12.2018 <text:s/>11:11 <text:s text:c="3"/>&lt;DIR&gt; <text:s text:c="9"/>lab05</text:span></text:p>
      <text:p text:style-name="Standard"><text:span text:style-name="T1">28.11.2017 <text:s/>18:00 <text:s text:c="3"/>&lt;DIR&gt; <text:s text:c="9"/>Library</text:span></text:p>
      <text:p text:style-name="Standard">18.01.2018 <text:s/>15:52 <text:s text:c="3"/>&lt;DIR&gt; <text:s text:c="9"/>Mausoleum f</text:p>
      <text:p text:style-name="Standard">18.01.2018 <text:s/>15:52 <text:s text:c="11"/>23.808 Mausoleum f.zip</text:p>
      <text:p text:style-name="Standard"><text:span text:style-name="T1">28.11.2017 <text:s/>17:27 <text:s text:c="3"/>&lt;DIR&gt; <text:s text:c="9"/>Movies</text:span></text:p>
      <text:p text:style-name="Standard"><text:span text:style-name="T1">28.11.2017 <text:s/>17:27 <text:s text:c="3"/>&lt;DIR&gt; <text:s text:c="9"/>Music</text:span></text:p>
      <text:p text:style-name="Standard"><text:span text:style-name="T1">16.10.2017 <text:s/>14:46 <text:s text:c="3"/>&lt;DIR&gt; <text:s text:c="9"/>Musik</text:span></text:p>
      <text:p text:style-name="Standard"><text:span text:style-name="T1">21.06.2018 <text:s/>14:22 <text:s text:c="3"/>&lt;DIR&gt; <text:s text:c="9"/>netzwerke</text:span></text:p>
      <text:p text:style-name="Standard"><text:span text:style-name="T1">13.07.2018 <text:s/>13:10 <text:s text:c="3"/>&lt;DIR&gt; <text:s text:c="9"/>Pictures</text:span></text:p>
      <text:p text:style-name="Standard"><text:soft-page-break/><text:span text:style-name="T1">29.10.2018 <text:s/>15:53 <text:s text:c="3"/>&lt;DIR&gt; <text:s text:c="9"/>share</text:span></text:p>
      <text:p text:style-name="Standard">16.10.2017 <text:s/>14:46 <text:s text:c="3"/>&lt;DIR&gt; <text:s text:c="9"/>Videos</text:p>
      <text:p text:style-name="Standard">16.10.2017 <text:s/>14:46 <text:s text:c="3"/>&lt;DIR&gt; <text:s text:c="9"/>Vorlagen</text:p>
      <text:p text:style-name="Standard">13.07.2018 <text:s/>13:07 <text:s text:c="3"/>&lt;DIR&gt; <text:s text:c="9"/>ws</text:p>
      <text:p text:style-name="Standard">16.10.2017 <text:s/>14:46 <text:s text:c="3"/>&lt;DIR&gt; <text:s text:c="9"/>Öffentlich</text:p>
      <text:p text:style-name="Standard"><text:s text:c="15"/>2 Datei(en), <text:s text:c="4"/>77.737.120 Bytes</text:p>
      <text:p text:style-name="Standard"><text:s text:c="14"/>29 Verzeichnis(se), <text:s/>8.750.772.224 Bytes frei</text:p>
      <text:p text:style-name="Standard"/>
      <text:p text:style-name="Standard"><text:span text:style-name="T1">Z:\&gt;cd 3.Semester</text:span></text:p>
      <text:p text:style-name="P1"/>
      <text:p text:style-name="Standard"><text:span text:style-name="T1">Z:\3.Semester&gt;cd Lab8</text:span></text:p>
      <text:p text:style-name="P1"/>
      <text:p text:style-name="Standard"><text:span text:style-name="T1">Z:\3.Semester\Lab8&gt;curl -sSL https://get.rvm.io | bash -s stable --ruby</text:span></text:p>
      <text:p text:style-name="Standard">Der Befehl "bash" ist entweder falsch geschrieben oder</text:p>
      <text:p text:style-name="Standard">konnte nicht gefunden werden.</text:p>
      <text:p text:style-name="Standard"/>
      <text:p text:style-name="Standard">Z:\3.Semester\Lab8&gt;curl -sSL https://get.rvm.io | bash -s stable --ruby</text:p>
      <text:p text:style-name="Standard">Der Befehl "bash" ist entweder falsch geschrieben oder</text:p>
      <text:p text:style-name="Standard">konnte nicht gefunden werden.</text:p>
      <text:p text:style-name="Standard"/>
      <text:p text:style-name="Standard">Z:\3.Semester\Lab8&gt;bash</text:p>
      <text:p text:style-name="Standard">Der Befehl "bash" ist entweder falsch geschrieben oder</text:p>
      <text:p text:style-name="Standard">konnte nicht gefunden werden.</text:p>
      <text:p text:style-name="Standard"/>
      <text:p text:style-name="Standard">Z:\3.Semester\Lab8&gt;gem</text:p>
      <text:p text:style-name="Standard"><text:span text:style-name="T1">RubyGems is a sophisticated package manager for Ruby. <text:s/>This is a</text:span></text:p>
      <text:p text:style-name="Standard"><text:span text:style-name="T1">basic help message containing pointers to more information.</text:span></text:p>
      <text:p text:style-name="P1"/>
      <text:p text:style-name="Standard"><text:span text:style-name="T1"><text:s text:c="2"/></text:span>Usage:</text:p>
      <text:p text:style-name="Standard"><text:s text:c="4"/>gem -h/--help</text:p>
      <text:p text:style-name="Standard"><text:s text:c="4"/>gem -v/--version</text:p>
      <text:p text:style-name="Standard"><text:s text:c="4"/><text:span text:style-name="T1">gem command [arguments...] [options...]</text:span></text:p>
      <text:p text:style-name="P1"><text:soft-page-break/></text:p>
      <text:p text:style-name="Standard"><text:span text:style-name="T1"><text:s text:c="2"/>Examples:</text:span></text:p>
      <text:p text:style-name="Standard"><text:span text:style-name="T1"><text:s text:c="4"/>gem install rake</text:span></text:p>
      <text:p text:style-name="Standard"><text:span text:style-name="T1"><text:s text:c="4"/>gem list --local</text:span></text:p>
      <text:p text:style-name="Standard"><text:span text:style-name="T1"><text:s text:c="4"/>gem build package.gemspec</text:span></text:p>
      <text:p text:style-name="Standard"><text:span text:style-name="T1"><text:s text:c="4"/>gem help install</text:span></text:p>
      <text:p text:style-name="P1"/>
      <text:p text:style-name="Standard"><text:span text:style-name="T1"><text:s text:c="2"/>Further help:</text:span></text:p>
      <text:p text:style-name="Standard"><text:span text:style-name="T1"><text:s text:c="4"/>gem help commands <text:s text:c="11"/>list all 'gem' commands</text:span></text:p>
      <text:p text:style-name="Standard"><text:span text:style-name="T1"><text:s text:c="4"/>gem help examples <text:s text:c="11"/>show some examples of usage</text:span></text:p>
      <text:p text:style-name="Standard"><text:span text:style-name="T1"><text:s text:c="4"/>gem help gem_dependencies <text:s text:c="3"/>gem dependencies file guide</text:span></text:p>
      <text:p text:style-name="Standard"><text:span text:style-name="T1"><text:s text:c="4"/>gem help platforms <text:s text:c="10"/>gem platforms guide</text:span></text:p>
      <text:p text:style-name="Standard"><text:span text:style-name="T1"><text:s text:c="4"/>gem help &lt;COMMAND&gt; <text:s text:c="10"/>show help on COMMAND</text:span></text:p>
      <text:p text:style-name="Standard"><text:span text:style-name="T1"><text:s text:c="35"/>(e.g. 'gem help install')</text:span></text:p>
      <text:p text:style-name="Standard"><text:span text:style-name="T1"><text:s text:c="4"/>gem server <text:s text:c="18"/>present a web page at</text:span></text:p>
      <text:p text:style-name="Standard"><text:span text:style-name="T1"><text:s text:c="33"/>http://localhost:8808/</text:span></text:p>
      <text:p text:style-name="Standard"><text:span text:style-name="T1"><text:s text:c="33"/>with info about installed gems</text:span></text:p>
      <text:p text:style-name="Standard"><text:span text:style-name="T1"><text:s text:c="2"/>Further information:</text:span></text:p>
      <text:p text:style-name="Standard"><text:span text:style-name="T1"><text:s text:c="4"/>http://guides.rubygems.org</text:span></text:p>
      <text:p text:style-name="P1"/>
      <text:p text:style-name="Standard"><text:span text:style-name="T1">Z:\3.Semester\Lab8&gt;gem install rails</text:span></text:p>
      <text:p text:style-name="Standard"><text:span text:style-name="T1">Fetching: activesupport-5.2.2.gem (100%)</text:span></text:p>
      <text:p text:style-name="Standard"><text:span text:style-name="T1">Successfully installed activesupport-5.2.2</text:span></text:p>
      <text:p text:style-name="Standard"><text:span text:style-name="T1">Fetching: actionview-5.2.2.gem (100%)</text:span></text:p>
      <text:p text:style-name="Standard"><text:span text:style-name="T1">Successfully installed actionview-5.2.2</text:span></text:p>
      <text:p text:style-name="Standard"><text:span text:style-name="T1">Fetching: actionpack-5.2.2.gem (100%)</text:span></text:p>
      <text:p text:style-name="Standard"><text:span text:style-name="T1">Successfully installed actionpack-5.2.2</text:span></text:p>
      <text:p text:style-name="Standard"><text:span text:style-name="T1">Fetching: activemodel-5.2.2.gem (100%)</text:span></text:p>
      <text:p text:style-name="Standard"><text:span text:style-name="T1">Successfully installed activemodel-5.2.2</text:span></text:p>
      <text:p text:style-name="Standard"><text:span text:style-name="T1">Fetching: activerecord-5.2.2.gem (100%)</text:span></text:p>
      <text:p text:style-name="Standard"><text:span text:style-name="T1">Successfully installed activerecord-5.2.2</text:span></text:p>
      <text:p text:style-name="Standard"><text:span text:style-name="T1">Fetching: activejob-5.2.2.gem (100%)</text:span></text:p>
      <text:p text:style-name="Standard"><text:soft-page-break/><text:span text:style-name="T1">Successfully installed activejob-5.2.2</text:span></text:p>
      <text:p text:style-name="Standard"><text:span text:style-name="T1">Fetching: actionmailer-5.2.2.gem (100%)</text:span></text:p>
      <text:p text:style-name="Standard"><text:span text:style-name="T1">Successfully installed actionmailer-5.2.2</text:span></text:p>
      <text:p text:style-name="Standard"><text:span text:style-name="T1">Fetching: actioncable-5.2.2.gem (100%)</text:span></text:p>
      <text:p text:style-name="Standard"><text:span text:style-name="T1">Successfully installed actioncable-5.2.2</text:span></text:p>
      <text:p text:style-name="Standard"><text:span text:style-name="T1">Fetching: activestorage-5.2.2.gem (100%)</text:span></text:p>
      <text:p text:style-name="Standard"><text:span text:style-name="T1">Successfully installed activestorage-5.2.2</text:span></text:p>
      <text:p text:style-name="Standard"><text:span text:style-name="T1">Fetching: railties-5.2.2.gem (100%)</text:span></text:p>
      <text:p text:style-name="Standard"><text:span text:style-name="T1">Successfully installed railties-5.2.2</text:span></text:p>
      <text:p text:style-name="Standard"><text:span text:style-name="T1">Fetching: rails-5.2.2.gem (100%)</text:span></text:p>
      <text:p text:style-name="Standard"><text:span text:style-name="T1">Successfully installed rails-5.2.2</text:span></text:p>
      <text:p text:style-name="Standard"><text:span text:style-name="T1">Parsing documentation for activesupport-5.2.2</text:span></text:p>
      <text:p text:style-name="Standard"><text:span text:style-name="T1">Installing ri documentation for activesupport-5.2.2</text:span></text:p>
      <text:p text:style-name="Standard"><text:span text:style-name="T1">Parsing documentation for actionview-5.2.2</text:span></text:p>
      <text:p text:style-name="Standard"><text:span text:style-name="T1">Installing ri documentation for actionview-5.2.2</text:span></text:p>
      <text:p text:style-name="Standard"><text:span text:style-name="T1">Parsing documentation for actionpack-5.2.2</text:span></text:p>
      <text:p text:style-name="Standard"><text:span text:style-name="T1">Installing ri documentation for actionpack-5.2.2</text:span></text:p>
      <text:p text:style-name="Standard"><text:span text:style-name="T1">Parsing documentation for activemodel-5.2.2</text:span></text:p>
      <text:p text:style-name="Standard"><text:span text:style-name="T1">Installing ri documentation for activemodel-5.2.2</text:span></text:p>
      <text:p text:style-name="Standard"><text:span text:style-name="T1">Parsing documentation for activerecord-5.2.2</text:span></text:p>
      <text:p text:style-name="Standard"><text:span text:style-name="T1">Installing ri documentation for activerecord-5.2.2</text:span></text:p>
      <text:p text:style-name="Standard"><text:span text:style-name="T1">Parsing documentation for activejob-5.2.2</text:span></text:p>
      <text:p text:style-name="Standard"><text:span text:style-name="T1">Installing ri documentation for activejob-5.2.2</text:span></text:p>
      <text:p text:style-name="Standard"><text:span text:style-name="T1">Parsing documentation for actionmailer-5.2.2</text:span></text:p>
      <text:p text:style-name="Standard"><text:span text:style-name="T1">Installing ri documentation for actionmailer-5.2.2</text:span></text:p>
      <text:p text:style-name="Standard"><text:span text:style-name="T1">Parsing documentation for actioncable-5.2.2</text:span></text:p>
      <text:p text:style-name="Standard"><text:span text:style-name="T1">Installing ri documentation for actioncable-5.2.2</text:span></text:p>
      <text:p text:style-name="Standard"><text:span text:style-name="T1">Parsing documentation for activestorage-5.2.2</text:span></text:p>
      <text:p text:style-name="Standard"><text:span text:style-name="T1">Installing ri documentation for activestorage-5.2.2</text:span></text:p>
      <text:p text:style-name="Standard"><text:span text:style-name="T1">Parsing documentation for railties-5.2.2</text:span></text:p>
      <text:p text:style-name="Standard"><text:span text:style-name="T1">Installing ri documentation for railties-5.2.2</text:span></text:p>
      <text:p text:style-name="Standard"><text:span text:style-name="T1">Parsing documentation for rails-5.2.2</text:span></text:p>
      <text:p text:style-name="Standard"><text:soft-page-break/><text:span text:style-name="T1">Installing ri documentation for rails-5.2.2</text:span></text:p>
      <text:p text:style-name="Standard"><text:span text:style-name="T1">Done installing documentation for activesupport, actionview, actionpack, activemodel, activerecord, activejob, actionmailer, actioncable, activestorage, railties, rails after 29 seconds</text:span></text:p>
      <text:p text:style-name="Standard"><text:span text:style-name="T1">11 gems installed</text:span></text:p>
      <text:p text:style-name="P1"/>
      <text:p text:style-name="Standard"><text:span text:style-name="T1">Z:\3.Semester\Lab8&gt;gem install rake</text:span></text:p>
      <text:p text:style-name="Standard"><text:span text:style-name="T1">Fetching: rake-12.3.2.gem (100%)</text:span></text:p>
      <text:p text:style-name="Standard"><text:span text:style-name="T1">Successfully installed rake-12.3.2</text:span></text:p>
      <text:p text:style-name="Standard"><text:span text:style-name="T1">Parsing documentation for rake-12.3.2</text:span></text:p>
      <text:p text:style-name="Standard"><text:span text:style-name="T1">Installing ri documentation for rake-12.3.2</text:span></text:p>
      <text:p text:style-name="Standard"><text:span text:style-name="T1">Done installing documentation for rake after 1 seconds</text:span></text:p>
      <text:p text:style-name="Standard">1 gem installed</text:p>
      <text:p text:style-name="Standard"/>
      <text:p text:style-name="Standard">Z:\3.Semester\Lab8&gt;rvm</text:p>
      <text:p text:style-name="Standard">Der Befehl "rvm" ist entweder falsch geschrieben oder</text:p>
      <text:p text:style-name="Standard">konnte nicht gefunden werden.</text:p>
      <text:p text:style-name="Standard"/>
      <text:p text:style-name="Standard">Z:\3.Semester\Lab8&gt;gem update system</text:p>
      <text:p text:style-name="Standard"><text:span text:style-name="T1">Updating installed gems</text:span></text:p>
      <text:p text:style-name="Standard"><text:span text:style-name="T1">Nothing to update</text:span></text:p>
      <text:p text:style-name="P1"/>
      <text:p text:style-name="Standard">Z:\3.Semester\Lab8&gt;gem update -- system</text:p>
      <text:p text:style-name="Standard"><text:span text:style-name="T1">Updating installed gems</text:span></text:p>
      <text:p text:style-name="Standard"><text:span text:style-name="T1">Updating bigdecimal</text:span></text:p>
      <text:p text:style-name="Standard"><text:span text:style-name="T1">Fetching: bigdecimal-1.4.2.gem (100%)</text:span></text:p>
      <text:p text:style-name="Standard"><text:span text:style-name="T1">Temporarily enhancing PATH for MSYS/MINGW...</text:span></text:p>
      <text:p text:style-name="Standard"><text:span text:style-name="T1">Building native extensions with: 'system'</text:span></text:p>
      <text:p text:style-name="Standard"><text:span text:style-name="T1">This could take a while...</text:span></text:p>
      <text:p text:style-name="Standard"><text:span text:style-name="T1">Successfully installed bigdecimal-1.4.2</text:span></text:p>
      <text:p text:style-name="Standard"><text:span text:style-name="T1">Parsing documentation for bigdecimal-1.4.2</text:span></text:p>
      <text:p text:style-name="Standard"><text:span text:style-name="T1">Installing ri documentation for bigdecimal-1.4.2</text:span></text:p>
      <text:p text:style-name="Standard"><text:span text:style-name="T1">Installing darkfish documentation for bigdecimal-1.4.2</text:span></text:p>
      <text:p text:style-name="Standard"><text:soft-page-break/><text:span text:style-name="T1">Done installing documentation for bigdecimal after 1 seconds</text:span></text:p>
      <text:p text:style-name="Standard"><text:span text:style-name="T1">Parsing documentation for bigdecimal-1.4.2</text:span></text:p>
      <text:p text:style-name="Standard"><text:span text:style-name="T1">Done installing documentation for bigdecimal after 0 seconds</text:span></text:p>
      <text:p text:style-name="Standard"><text:span text:style-name="T1">Updating bootsnap</text:span></text:p>
      <text:p text:style-name="Standard"><text:span text:style-name="T1">Fetching: bootsnap-1.3.2.gem (100%)</text:span></text:p>
      <text:p text:style-name="Standard"><text:span text:style-name="T1">Building native extensions with: 'system'</text:span></text:p>
      <text:p text:style-name="Standard"><text:span text:style-name="T1">This could take a while...</text:span></text:p>
      <text:p text:style-name="Standard"><text:span text:style-name="T1">Successfully installed bootsnap-1.3.2</text:span></text:p>
      <text:p text:style-name="Standard"><text:span text:style-name="T1">Parsing documentation for bootsnap-1.3.2</text:span></text:p>
      <text:p text:style-name="Standard"><text:span text:style-name="T1">Installing ri documentation for bootsnap-1.3.2</text:span></text:p>
      <text:p text:style-name="Standard"><text:span text:style-name="T1">Installing darkfish documentation for bootsnap-1.3.2</text:span></text:p>
      <text:p text:style-name="Standard"><text:span text:style-name="T1">Done installing documentation for bootsnap after 0 seconds</text:span></text:p>
      <text:p text:style-name="Standard"><text:span text:style-name="T1">Parsing documentation for bootsnap-1.3.2</text:span></text:p>
      <text:p text:style-name="Standard"><text:span text:style-name="T1">Done installing documentation for bootsnap after 0 seconds</text:span></text:p>
      <text:p text:style-name="Standard"><text:span text:style-name="T1">Updating bundler</text:span></text:p>
      <text:p text:style-name="Standard"><text:span text:style-name="T1">Fetching: bundler-2.0.1.gem (100%)</text:span></text:p>
      <text:p text:style-name="Standard"><text:span text:style-name="T1">Successfully installed bundler-2.0.1</text:span></text:p>
      <text:p text:style-name="Standard"><text:span text:style-name="T1">Parsing documentation for bundler-2.0.1</text:span></text:p>
      <text:p text:style-name="Standard"><text:span text:style-name="T1">Installing ri documentation for bundler-2.0.1</text:span></text:p>
      <text:p text:style-name="Standard"><text:span text:style-name="T1">Installing darkfish documentation for bundler-2.0.1</text:span></text:p>
      <text:p text:style-name="Standard"><text:span text:style-name="T1">Done installing documentation for bundler after 13 seconds</text:span></text:p>
      <text:p text:style-name="Standard"><text:span text:style-name="T1">Parsing documentation for bundler-2.0.1</text:span></text:p>
      <text:p text:style-name="Standard"><text:span text:style-name="T1">Done installing documentation for bundler after 2 seconds</text:span></text:p>
      <text:p text:style-name="Standard"><text:span text:style-name="T1">Updating capybara</text:span></text:p>
      <text:p text:style-name="Standard"><text:span text:style-name="T1">Fetching: regexp_parser-1.3.0.gem (100%)</text:span></text:p>
      <text:p text:style-name="Standard"><text:span text:style-name="T1">Successfully installed regexp_parser-1.3.0</text:span></text:p>
      <text:p text:style-name="Standard"><text:span text:style-name="T1">Fetching: xpath-3.2.0.gem (100%)</text:span></text:p>
      <text:p text:style-name="Standard"><text:span text:style-name="T1">Successfully installed xpath-3.2.0</text:span></text:p>
      <text:p text:style-name="Standard"><text:span text:style-name="T1">Fetching: capybara-3.12.0.gem (100%)</text:span></text:p>
      <text:p text:style-name="Standard"><text:span text:style-name="T1">Successfully installed capybara-3.12.0</text:span></text:p>
      <text:p text:style-name="Standard"><text:span text:style-name="T1">Parsing documentation for regexp_parser-1.3.0</text:span></text:p>
      <text:p text:style-name="Standard"><text:span text:style-name="T1">Installing ri documentation for regexp_parser-1.3.0</text:span></text:p>
      <text:p text:style-name="Standard"><text:soft-page-break/><text:span text:style-name="T1">Installing darkfish documentation for regexp_parser-1.3.0</text:span></text:p>
      <text:p text:style-name="Standard"><text:span text:style-name="T1">Parsing documentation for xpath-3.2.0</text:span></text:p>
      <text:p text:style-name="Standard"><text:span text:style-name="T1">Installing ri documentation for xpath-3.2.0</text:span></text:p>
      <text:p text:style-name="Standard"><text:span text:style-name="T1">Installing darkfish documentation for xpath-3.2.0</text:span></text:p>
      <text:p text:style-name="Standard"><text:span text:style-name="T1">Parsing documentation for capybara-3.12.0</text:span></text:p>
      <text:p text:style-name="Standard"><text:span text:style-name="T1">Installing ri documentation for capybara-3.12.0</text:span></text:p>
      <text:p text:style-name="Standard"><text:span text:style-name="T1">Installing darkfish documentation for capybara-3.12.0</text:span></text:p>
      <text:p text:style-name="Standard"><text:span text:style-name="T1">Done installing documentation for regexp_parser, xpath, capybara after 21 seconds</text:span></text:p>
      <text:p text:style-name="Standard"><text:span text:style-name="T1">Parsing documentation for capybara-3.12.0</text:span></text:p>
      <text:p text:style-name="Standard"><text:span text:style-name="T1">Parsing documentation for regexp_parser-1.3.0</text:span></text:p>
      <text:p text:style-name="Standard"><text:span text:style-name="T1">Parsing documentation for xpath-3.2.0</text:span></text:p>
      <text:p text:style-name="Standard"><text:span text:style-name="T1">Done installing documentation for capybara, regexp_parser, xpath after 1 seconds</text:span></text:p>
      <text:p text:style-name="Standard"><text:span text:style-name="T1">Updating chromedriver-helper</text:span></text:p>
      <text:p text:style-name="Standard"><text:span text:style-name="T1">Fetching: chromedriver-helper-2.1.0.gem (100%)</text:span></text:p>
      <text:p text:style-name="Standard"><text:span text:style-name="T1">Successfully installed chromedriver-helper-2.1.0</text:span></text:p>
      <text:p text:style-name="Standard"><text:span text:style-name="T1">Parsing documentation for chromedriver-helper-2.1.0</text:span></text:p>
      <text:p text:style-name="Standard"><text:span text:style-name="T1">Installing ri documentation for chromedriver-helper-2.1.0</text:span></text:p>
      <text:p text:style-name="Standard"><text:span text:style-name="T1">Installing darkfish documentation for chromedriver-helper-2.1.0</text:span></text:p>
      <text:p text:style-name="Standard"><text:span text:style-name="T1">Done installing documentation for chromedriver-helper after 0 seconds</text:span></text:p>
      <text:p text:style-name="Standard"><text:span text:style-name="T1">Parsing documentation for chromedriver-helper-2.1.0</text:span></text:p>
      <text:p text:style-name="Standard"><text:span text:style-name="T1">Done installing documentation for chromedriver-helper after 0 seconds</text:span></text:p>
      <text:p text:style-name="Standard"><text:span text:style-name="T1">Updating concurrent-ruby</text:span></text:p>
      <text:p text:style-name="Standard"><text:span text:style-name="T1">Fetching: concurrent-ruby-1.1.4.gem (100%)</text:span></text:p>
      <text:p text:style-name="Standard"><text:span text:style-name="T1">Successfully installed concurrent-ruby-1.1.4</text:span></text:p>
      <text:p text:style-name="Standard"><text:span text:style-name="T1">Parsing documentation for concurrent-ruby-1.1.4</text:span></text:p>
      <text:p text:style-name="Standard"><text:span text:style-name="T1">Installing ri documentation for concurrent-ruby-1.1.4</text:span></text:p>
      <text:p text:style-name="Standard"><text:span text:style-name="T1">Installing darkfish documentation for concurrent-ruby-1.1.4</text:span></text:p>
      <text:p text:style-name="Standard"><text:span text:style-name="T1">Done installing documentation for concurrent-ruby after 10 seconds</text:span></text:p>
      <text:p text:style-name="Standard"><text:span text:style-name="T1">Parsing documentation for concurrent-ruby-1.1.4</text:span></text:p>
      <text:p text:style-name="Standard"><text:span text:style-name="T1">Done installing documentation for concurrent-ruby after 0 seconds</text:span></text:p>
      <text:p text:style-name="Standard"><text:span text:style-name="T1">Updating did_you_mean</text:span></text:p>
      <text:p text:style-name="Standard"><text:span text:style-name="T1">Fetching: did_you_mean-1.3.0.gem (100%)</text:span></text:p>
      <text:p text:style-name="Standard"><text:soft-page-break/><text:span text:style-name="T1">ERROR: <text:s/>Error installing did_you_mean:</text:span></text:p>
      <text:p text:style-name="Standard"><text:span text:style-name="T1"><text:s text:c="8"/>There are no versions of did_you_mean (= 1.3.0) compatible with your Ruby &amp; RubyGems</text:span></text:p>
      <text:p text:style-name="Standard"><text:span text:style-name="T1"><text:s text:c="8"/>did_you_mean requires Ruby version &gt;= 2.5.0. The current ruby version is 2.4.0.</text:span></text:p>
      <text:p text:style-name="Standard"><text:span text:style-name="T1">Updating erubi</text:span></text:p>
      <text:p text:style-name="Standard"><text:span text:style-name="T1">Fetching: erubi-1.8.0.gem (100%)</text:span></text:p>
      <text:p text:style-name="Standard"><text:span text:style-name="T1">Successfully installed erubi-1.8.0</text:span></text:p>
      <text:p text:style-name="Standard"><text:span text:style-name="T1">Parsing documentation for erubi-1.8.0</text:span></text:p>
      <text:p text:style-name="Standard"><text:span text:style-name="T1">Installing ri documentation for erubi-1.8.0</text:span></text:p>
      <text:p text:style-name="Standard"><text:span text:style-name="T1">Installing darkfish documentation for erubi-1.8.0</text:span></text:p>
      <text:p text:style-name="Standard"><text:span text:style-name="T1">Done installing documentation for erubi after 0 seconds</text:span></text:p>
      <text:p text:style-name="Standard"><text:span text:style-name="T1">Parsing documentation for erubi-1.8.0</text:span></text:p>
      <text:p text:style-name="Standard"><text:span text:style-name="T1">Done installing documentation for erubi after 0 seconds</text:span></text:p>
      <text:p text:style-name="Standard"><text:span text:style-name="T1">Updating ffi</text:span></text:p>
      <text:p text:style-name="Standard"><text:span text:style-name="T1">Fetching: ffi-1.10.0-x64-mingw32.gem (100%)</text:span></text:p>
      <text:p text:style-name="Standard"><text:span text:style-name="T1">Successfully installed ffi-1.10.0-x64-mingw32</text:span></text:p>
      <text:p text:style-name="Standard"><text:span text:style-name="T1">Parsing documentation for ffi-1.10.0-x64-mingw32</text:span></text:p>
      <text:p text:style-name="Standard"><text:span text:style-name="T1">Installing ri documentation for ffi-1.10.0-x64-mingw32</text:span></text:p>
      <text:p text:style-name="Standard"><text:span text:style-name="T1">Installing darkfish documentation for ffi-1.10.0-x64-mingw32</text:span></text:p>
      <text:p text:style-name="Standard"><text:span text:style-name="T1">Done installing documentation for ffi after 2 seconds</text:span></text:p>
      <text:p text:style-name="Standard"><text:span text:style-name="T1">Parsing documentation for ffi-1.10.0-x64-mingw32</text:span></text:p>
      <text:p text:style-name="Standard"><text:span text:style-name="T1">Done installing documentation for ffi after 0 seconds</text:span></text:p>
      <text:p text:style-name="Standard"><text:span text:style-name="T1">Updating i18n</text:span></text:p>
      <text:p text:style-name="Standard"><text:span text:style-name="T1">Fetching: i18n-1.5.1.gem (100%)</text:span></text:p>
      <text:p text:style-name="P1"/>
      <text:p text:style-name="Standard"><text:span text:style-name="T1">HEADS UP! i18n 1.1 changed fallbacks to exclude default locale.</text:span></text:p>
      <text:p text:style-name="Standard"><text:span text:style-name="T1">But that may break your application.</text:span></text:p>
      <text:p text:style-name="P1"/>
      <text:p text:style-name="Standard"><text:span text:style-name="T1">Please check your Rails app for 'config.i18n.fallbacks = true'.</text:span></text:p>
      <text:p text:style-name="Standard"><text:span text:style-name="T1">If you're using I18n (&gt;= 1.1.0) and Rails (&lt; 5.2.2), this should be</text:span></text:p>
      <text:p text:style-name="Standard"><text:span text:style-name="T1">'config.i18n.fallbacks = [I18n.default_locale]'.</text:span></text:p>
      <text:p text:style-name="Standard"><text:span text:style-name="T1">If not, fallbacks will be broken in your app by I18n 1.1.x.</text:span></text:p>
      <text:p text:style-name="P1"/>
      <text:p text:style-name="Standard"><text:soft-page-break/><text:span text:style-name="T1">For more info see:</text:span></text:p>
      <text:p text:style-name="Standard"><text:span text:style-name="T1">https://github.com/svenfuchs/i18n/releases/tag/v1.1.0</text:span></text:p>
      <text:p text:style-name="P1"/>
      <text:p text:style-name="Standard"><text:span text:style-name="T1">Successfully installed i18n-1.5.1</text:span></text:p>
      <text:p text:style-name="Standard"><text:span text:style-name="T1">Parsing documentation for i18n-1.5.1</text:span></text:p>
      <text:p text:style-name="Standard"><text:span text:style-name="T1">Installing ri documentation for i18n-1.5.1</text:span></text:p>
      <text:p text:style-name="Standard"><text:span text:style-name="T1">Installing darkfish documentation for i18n-1.5.1</text:span></text:p>
      <text:p text:style-name="Standard"><text:span text:style-name="T1">Done installing documentation for i18n after 2 seconds</text:span></text:p>
      <text:p text:style-name="Standard"><text:span text:style-name="T1">Parsing documentation for i18n-1.5.1</text:span></text:p>
      <text:p text:style-name="Standard"><text:span text:style-name="T1">Done installing documentation for i18n after 0 seconds</text:span></text:p>
      <text:p text:style-name="Standard"><text:span text:style-name="T1">Updating jbuilder</text:span></text:p>
      <text:p text:style-name="Standard"><text:span text:style-name="T1">Fetching: jbuilder-2.8.0.gem (100%)</text:span></text:p>
      <text:p text:style-name="Standard"><text:span text:style-name="T1">Successfully installed jbuilder-2.8.0</text:span></text:p>
      <text:p text:style-name="Standard"><text:span text:style-name="T1">Parsing documentation for jbuilder-2.8.0</text:span></text:p>
      <text:p text:style-name="Standard"><text:span text:style-name="T1">Installing ri documentation for jbuilder-2.8.0</text:span></text:p>
      <text:p text:style-name="Standard"><text:span text:style-name="T1">Installing darkfish documentation for jbuilder-2.8.0</text:span></text:p>
      <text:p text:style-name="Standard"><text:span text:style-name="T1">Done installing documentation for jbuilder after 0 seconds</text:span></text:p>
      <text:p text:style-name="Standard"><text:span text:style-name="T1">Parsing documentation for jbuilder-2.8.0</text:span></text:p>
      <text:p text:style-name="Standard"><text:span text:style-name="T1">Done installing documentation for jbuilder after 0 seconds</text:span></text:p>
      <text:p text:style-name="Standard"><text:span text:style-name="T1">Updating loofah</text:span></text:p>
      <text:p text:style-name="Standard"><text:span text:style-name="T1">Fetching: loofah-2.2.3.gem (100%)</text:span></text:p>
      <text:p text:style-name="Standard"><text:span text:style-name="T1">Successfully installed loofah-2.2.3</text:span></text:p>
      <text:p text:style-name="Standard"><text:span text:style-name="T1">Parsing documentation for loofah-2.2.3</text:span></text:p>
      <text:p text:style-name="Standard"><text:span text:style-name="T1">Installing ri documentation for loofah-2.2.3</text:span></text:p>
      <text:p text:style-name="Standard"><text:span text:style-name="T1">Installing darkfish documentation for loofah-2.2.3</text:span></text:p>
      <text:p text:style-name="Standard"><text:span text:style-name="T1">Done installing documentation for loofah after 1 seconds</text:span></text:p>
      <text:p text:style-name="Standard"><text:span text:style-name="T1">Parsing documentation for loofah-2.2.3</text:span></text:p>
      <text:p text:style-name="Standard"><text:span text:style-name="T1">Done installing documentation for loofah after 0 seconds</text:span></text:p>
      <text:p text:style-name="Standard"><text:span text:style-name="T1">Updating mail</text:span></text:p>
      <text:p text:style-name="Standard"><text:span text:style-name="T1">Fetching: mail-2.7.1.gem (100%)</text:span></text:p>
      <text:p text:style-name="Standard"><text:span text:style-name="T1">Successfully installed mail-2.7.1</text:span></text:p>
      <text:p text:style-name="Standard"><text:span text:style-name="T1">Parsing documentation for mail-2.7.1</text:span></text:p>
      <text:p text:style-name="Standard"><text:soft-page-break/><text:span text:style-name="T1">Installing ri documentation for mail-2.7.1</text:span></text:p>
      <text:p text:style-name="Standard"><text:span text:style-name="T1">Installing darkfish documentation for mail-2.7.1</text:span></text:p>
      <text:p text:style-name="Standard"><text:span text:style-name="T1">Done installing documentation for mail after 16 seconds</text:span></text:p>
      <text:p text:style-name="Standard"><text:span text:style-name="T1">Parsing documentation for mail-2.7.1</text:span></text:p>
      <text:p text:style-name="Standard"><text:span text:style-name="T1">Done installing documentation for mail after 9 seconds</text:span></text:p>
      <text:p text:style-name="Standard"><text:span text:style-name="T1">Updating marcel</text:span></text:p>
      <text:p text:style-name="Standard"><text:span text:style-name="T1">Fetching: marcel-0.3.3.gem (100%)</text:span></text:p>
      <text:p text:style-name="Standard"><text:span text:style-name="T1">Successfully installed marcel-0.3.3</text:span></text:p>
      <text:p text:style-name="Standard"><text:span text:style-name="T1">Parsing documentation for marcel-0.3.3</text:span></text:p>
      <text:p text:style-name="Standard"><text:span text:style-name="T1">Installing ri documentation for marcel-0.3.3</text:span></text:p>
      <text:p text:style-name="Standard"><text:span text:style-name="T1">Installing darkfish documentation for marcel-0.3.3</text:span></text:p>
      <text:p text:style-name="Standard"><text:span text:style-name="T1">Done installing documentation for marcel after 0 seconds</text:span></text:p>
      <text:p text:style-name="Standard"><text:span text:style-name="T1">Parsing documentation for marcel-0.3.3</text:span></text:p>
      <text:p text:style-name="Standard"><text:span text:style-name="T1">Done installing documentation for marcel after 0 seconds</text:span></text:p>
      <text:p text:style-name="Standard"><text:span text:style-name="T1">Updating method_source</text:span></text:p>
      <text:p text:style-name="Standard"><text:span text:style-name="T1">Fetching: method_source-0.9.2.gem (100%)</text:span></text:p>
      <text:p text:style-name="Standard"><text:span text:style-name="T1">Successfully installed method_source-0.9.2</text:span></text:p>
      <text:p text:style-name="Standard"><text:span text:style-name="T1">Parsing documentation for method_source-0.9.2</text:span></text:p>
      <text:p text:style-name="Standard"><text:span text:style-name="T1">Installing ri documentation for method_source-0.9.2</text:span></text:p>
      <text:p text:style-name="Standard"><text:span text:style-name="T1">Installing darkfish documentation for method_source-0.9.2</text:span></text:p>
      <text:p text:style-name="Standard"><text:span text:style-name="T1">Done installing documentation for method_source after 0 seconds</text:span></text:p>
      <text:p text:style-name="Standard"><text:span text:style-name="T1">Parsing documentation for method_source-0.9.2</text:span></text:p>
      <text:p text:style-name="Standard"><text:span text:style-name="T1">Done installing documentation for method_source after 0 seconds</text:span></text:p>
      <text:p text:style-name="Standard"><text:span text:style-name="T1">Updating mimemagic</text:span></text:p>
      <text:p text:style-name="Standard"><text:span text:style-name="T1">Fetching: mimemagic-0.3.3.gem (100%)</text:span></text:p>
      <text:p text:style-name="Standard"><text:span text:style-name="T1">Successfully installed mimemagic-0.3.3</text:span></text:p>
      <text:p text:style-name="Standard"><text:span text:style-name="T1">Parsing documentation for mimemagic-0.3.3</text:span></text:p>
      <text:p text:style-name="Standard"><text:span text:style-name="T1">Installing ri documentation for mimemagic-0.3.3</text:span></text:p>
      <text:p text:style-name="Standard"><text:span text:style-name="T1">Installing darkfish documentation for mimemagic-0.3.3</text:span></text:p>
      <text:p text:style-name="Standard"><text:span text:style-name="T1">Done installing documentation for mimemagic after 0 seconds</text:span></text:p>
      <text:p text:style-name="Standard"><text:span text:style-name="T1">Parsing documentation for mimemagic-0.3.3</text:span></text:p>
      <text:p text:style-name="Standard"><text:span text:style-name="T1">Done installing documentation for mimemagic after 0 seconds</text:span></text:p>
      <text:p text:style-name="Standard"><text:soft-page-break/><text:span text:style-name="T1">Updating mini_portile2</text:span></text:p>
      <text:p text:style-name="Standard"><text:span text:style-name="T1">Fetching: mini_portile2-2.4.0.gem (100%)</text:span></text:p>
      <text:p text:style-name="Standard"><text:span text:style-name="T1">Successfully installed mini_portile2-2.4.0</text:span></text:p>
      <text:p text:style-name="Standard"><text:span text:style-name="T1">Parsing documentation for mini_portile2-2.4.0</text:span></text:p>
      <text:p text:style-name="Standard"><text:span text:style-name="T1">Installing ri documentation for mini_portile2-2.4.0</text:span></text:p>
      <text:p text:style-name="Standard"><text:span text:style-name="T1">Installing darkfish documentation for mini_portile2-2.4.0</text:span></text:p>
      <text:p text:style-name="Standard"><text:span text:style-name="T1">Done installing documentation for mini_portile2 after 0 seconds</text:span></text:p>
      <text:p text:style-name="Standard"><text:span text:style-name="T1">Parsing documentation for mini_portile2-2.4.0</text:span></text:p>
      <text:p text:style-name="Standard"><text:span text:style-name="T1">Done installing documentation for mini_portile2 after 0 seconds</text:span></text:p>
      <text:p text:style-name="Standard"><text:span text:style-name="T1">Updating nokogiri</text:span></text:p>
      <text:p text:style-name="Standard"><text:span text:style-name="T1">Fetching: nokogiri-1.10.0-x64-mingw32.gem (100%)</text:span></text:p>
      <text:p text:style-name="Standard"><text:span text:style-name="T1">Nokogiri is built with the packaged libraries: libxml2-2.9.9, libxslt-1.1.33, zlib-1.2.11, libiconv-1.15.</text:span></text:p>
      <text:p text:style-name="Standard"><text:span text:style-name="T1">Successfully installed nokogiri-1.10.0-x64-mingw32</text:span></text:p>
      <text:p text:style-name="Standard"><text:span text:style-name="T1">Parsing documentation for nokogiri-1.10.0-x64-mingw32</text:span></text:p>
      <text:p text:style-name="Standard"><text:span text:style-name="T1">Installing ri documentation for nokogiri-1.10.0-x64-mingw32</text:span></text:p>
      <text:p text:style-name="Standard"><text:span text:style-name="T1">Installing darkfish documentation for nokogiri-1.10.0-x64-mingw32</text:span></text:p>
      <text:p text:style-name="Standard"><text:span text:style-name="T1">Done installing documentation for nokogiri after 4 seconds</text:span></text:p>
      <text:p text:style-name="Standard"><text:span text:style-name="T1">Parsing documentation for nokogiri-1.10.0-x64-mingw32</text:span></text:p>
      <text:p text:style-name="Standard"><text:span text:style-name="T1">Done installing documentation for nokogiri after 0 seconds</text:span></text:p>
      <text:p text:style-name="Standard"><text:span text:style-name="T1">Updating openssl</text:span></text:p>
      <text:p text:style-name="Standard"><text:span text:style-name="T1">Fetching: openssl-2.1.2.gem (100%)</text:span></text:p>
      <text:p text:style-name="Standard"><text:span text:style-name="T1">Installing required msys2 packages: mingw-w64-x86_64-openssl</text:span></text:p>
      <text:p text:style-name="Standard">Warnung: mingw-w64-x86_64-openssl-1.0.2.p-1 ist aktuell -- Überspringe</text:p>
      <text:p text:style-name="Standard"><text:span text:style-name="T1">Building native extensions with: 'system'</text:span></text:p>
      <text:p text:style-name="Standard"><text:span text:style-name="T1">This could take a while...</text:span></text:p>
      <text:p text:style-name="Standard"><text:span text:style-name="T1">Successfully installed openssl-2.1.2</text:span></text:p>
      <text:p text:style-name="Standard"><text:span text:style-name="T1">Parsing documentation for openssl-2.1.2</text:span></text:p>
      <text:p text:style-name="Standard"><text:span text:style-name="T1">Installing ri documentation for openssl-2.1.2</text:span></text:p>
      <text:p text:style-name="Standard"><text:span text:style-name="T1">Installing darkfish documentation for openssl-2.1.2</text:span></text:p>
      <text:p text:style-name="Standard"><text:span text:style-name="T1">Done installing documentation for openssl after 5 seconds</text:span></text:p>
      <text:p text:style-name="Standard"><text:span text:style-name="T1">Parsing documentation for openssl-2.1.2</text:span></text:p>
      <text:p text:style-name="Standard"><text:span text:style-name="T1">Done installing documentation for openssl after 0 seconds</text:span></text:p>
      <text:p text:style-name="Standard"><text:soft-page-break/><text:span text:style-name="T1">Updating psych</text:span></text:p>
      <text:p text:style-name="Standard"><text:span text:style-name="T1">Fetching: psych-3.1.0-x64-mingw32.gem (100%)</text:span></text:p>
      <text:p text:style-name="Standard"><text:span text:style-name="T1">Successfully installed psych-3.1.0-x64-mingw32</text:span></text:p>
      <text:p text:style-name="Standard"><text:span text:style-name="T1">Parsing documentation for psych-3.1.0-x64-mingw32</text:span></text:p>
      <text:p text:style-name="Standard"><text:span text:style-name="T1">Installing ri documentation for psych-3.1.0-x64-mingw32</text:span></text:p>
      <text:p text:style-name="Standard"><text:span text:style-name="T1">Installing darkfish documentation for psych-3.1.0-x64-mingw32</text:span></text:p>
      <text:p text:style-name="Standard"><text:span text:style-name="T1">Done installing documentation for psych after 1 seconds</text:span></text:p>
      <text:p text:style-name="Standard"><text:span text:style-name="T1">Parsing documentation for psych-3.1.0-x64-mingw32</text:span></text:p>
      <text:p text:style-name="Standard"><text:span text:style-name="T1">Done installing documentation for psych after 0 seconds</text:span></text:p>
      <text:p text:style-name="Standard"><text:span text:style-name="T1">Updating rack</text:span></text:p>
      <text:p text:style-name="Standard"><text:span text:style-name="T1">Fetching: rack-2.0.6.gem (100%)</text:span></text:p>
      <text:p text:style-name="Standard"><text:span text:style-name="T1">Successfully installed rack-2.0.6</text:span></text:p>
      <text:p text:style-name="Standard"><text:span text:style-name="T1">Parsing documentation for rack-2.0.6</text:span></text:p>
      <text:p text:style-name="Standard"><text:span text:style-name="T1">Installing ri documentation for rack-2.0.6</text:span></text:p>
      <text:p text:style-name="Standard"><text:span text:style-name="T1">Installing darkfish documentation for rack-2.0.6</text:span></text:p>
      <text:p text:style-name="Standard"><text:span text:style-name="T1">Done installing documentation for rack after 5 seconds</text:span></text:p>
      <text:p text:style-name="Standard"><text:span text:style-name="T1">Parsing documentation for rack-2.0.6</text:span></text:p>
      <text:p text:style-name="Standard"><text:span text:style-name="T1">Done installing documentation for rack after 0 seconds</text:span></text:p>
      <text:p text:style-name="Standard"><text:span text:style-name="T1">Updating rb-inotify</text:span></text:p>
      <text:p text:style-name="Standard"><text:span text:style-name="T1">Fetching: rb-inotify-0.10.0.gem (100%)</text:span></text:p>
      <text:p text:style-name="Standard"><text:span text:style-name="T1">Successfully installed rb-inotify-0.10.0</text:span></text:p>
      <text:p text:style-name="Standard"><text:span text:style-name="T1">Parsing documentation for rb-inotify-0.10.0</text:span></text:p>
      <text:p text:style-name="Standard"><text:span text:style-name="T1">Installing ri documentation for rb-inotify-0.10.0</text:span></text:p>
      <text:p text:style-name="Standard"><text:span text:style-name="T1">Installing darkfish documentation for rb-inotify-0.10.0</text:span></text:p>
      <text:p text:style-name="Standard"><text:span text:style-name="T1">Done installing documentation for rb-inotify after 0 seconds</text:span></text:p>
      <text:p text:style-name="Standard"><text:span text:style-name="T1">Parsing documentation for rb-inotify-0.10.0</text:span></text:p>
      <text:p text:style-name="Standard"><text:span text:style-name="T1">Done installing documentation for rb-inotify after 0 seconds</text:span></text:p>
      <text:p text:style-name="Standard"><text:span text:style-name="T1">Updating rdoc</text:span></text:p>
      <text:p text:style-name="Standard"><text:span text:style-name="T1">Fetching: rdoc-6.1.1.gem (100%)</text:span></text:p>
      <text:p text:style-name="Standard"><text:span text:style-name="T1">Successfully installed rdoc-6.1.1</text:span></text:p>
      <text:p text:style-name="Standard"><text:span text:style-name="T1">Parsing documentation for rdoc-6.1.1</text:span></text:p>
      <text:p text:style-name="Standard"><text:span text:style-name="T1">Installing ri documentation for rdoc-6.1.1</text:span></text:p>
      <text:p text:style-name="Standard"><text:soft-page-break/><text:span text:style-name="T1">Installing darkfish documentation for rdoc-6.1.1</text:span></text:p>
      <text:p text:style-name="Standard"><text:span text:style-name="T1">Done installing documentation for rdoc after 25 seconds</text:span></text:p>
      <text:p text:style-name="Standard"><text:span text:style-name="T1">Parsing documentation for rdoc-6.1.1</text:span></text:p>
      <text:p text:style-name="Standard"><text:span text:style-name="T1">Done installing documentation for rdoc after 16 seconds</text:span></text:p>
      <text:p text:style-name="Standard"><text:span text:style-name="T1">Updating rubygems-update</text:span></text:p>
      <text:p text:style-name="Standard"><text:span text:style-name="T1">Fetching: rubygems-update-3.0.2.gem (100%)</text:span></text:p>
      <text:p text:style-name="Standard"><text:span text:style-name="T1">Successfully installed rubygems-update-3.0.2</text:span></text:p>
      <text:p text:style-name="Standard"><text:span text:style-name="T1">Parsing documentation for rubygems-update-3.0.2</text:span></text:p>
      <text:p text:style-name="Standard"><text:span text:style-name="T1">Installing ri documentation for rubygems-update-3.0.2</text:span></text:p>
      <text:p text:style-name="Standard"><text:span text:style-name="T1">Installing darkfish documentation for rubygems-update-3.0.2</text:span></text:p>
      <text:p text:style-name="Standard"><text:span text:style-name="T1">Done installing documentation for rubygems-update after 32 seconds</text:span></text:p>
      <text:p text:style-name="Standard"><text:span text:style-name="T1">Parsing documentation for rubygems-update-3.0.2</text:span></text:p>
      <text:p text:style-name="Standard"><text:span text:style-name="T1">Done installing documentation for rubygems-update after 0 seconds</text:span></text:p>
      <text:p text:style-name="Standard"><text:span text:style-name="T1">Updating sass</text:span></text:p>
      <text:p text:style-name="Standard"><text:span text:style-name="T1">Fetching: sass-3.7.3.gem (100%)</text:span></text:p>
      <text:p text:style-name="P1"/>
      <text:p text:style-name="Standard"><text:span text:style-name="T1">Ruby Sass is deprecated and will be unmaintained as of 26 March 2019.</text:span></text:p>
      <text:p text:style-name="P1"/>
      <text:p text:style-name="Standard"><text:span text:style-name="T1">* If you use Sass as a command-line tool, we recommend using Dart Sass, the new</text:span></text:p>
      <text:p text:style-name="Standard"><text:span text:style-name="T1"><text:s text:c="2"/>primary implementation: https://sass-lang.com/install</text:span></text:p>
      <text:p text:style-name="P1"/>
      <text:p text:style-name="Standard"><text:span text:style-name="T1">* If you use Sass as a plug-in for a Ruby web framework, we recommend using the</text:span></text:p>
      <text:p text:style-name="Standard"><text:span text:style-name="T1"><text:s text:c="2"/></text:span>sassc gem: https://github.com/sass/sassc-ruby#readme</text:p>
      <text:p text:style-name="Standard"/>
      <text:p text:style-name="Standard"><text:span text:style-name="T1">* For more details, please refer to the Sass blog:</text:span></text:p>
      <text:p text:style-name="Standard"><text:span text:style-name="T1"><text:s text:c="2"/>http://sass.logdown.com/posts/7081811</text:span></text:p>
      <text:p text:style-name="P1"/>
      <text:p text:style-name="Standard"><text:span text:style-name="T1">Successfully installed sass-3.7.3</text:span></text:p>
      <text:p text:style-name="Standard"><text:span text:style-name="T1">Parsing documentation for sass-3.7.3</text:span></text:p>
      <text:p text:style-name="Standard"><text:span text:style-name="T1">Installing ri documentation for sass-3.7.3</text:span></text:p>
      <text:p text:style-name="Standard"><text:span text:style-name="T1">Installing darkfish documentation for sass-3.7.3</text:span></text:p>
      <text:p text:style-name="Standard"><text:span text:style-name="T1">Done installing documentation for sass after 11 seconds</text:span></text:p>
      <text:p text:style-name="Standard"><text:soft-page-break/><text:span text:style-name="T1">Parsing documentation for sass-3.7.3</text:span></text:p>
      <text:p text:style-name="Standard"><text:span text:style-name="T1">Done installing documentation for sass after 2 seconds</text:span></text:p>
      <text:p text:style-name="Standard"><text:span text:style-name="T1">Updating selenium-webdriver</text:span></text:p>
      <text:p text:style-name="Standard"><text:span text:style-name="T1">Fetching: selenium-webdriver-3.141.0.gem (100%)</text:span></text:p>
      <text:p text:style-name="Standard"><text:span text:style-name="T1">Successfully installed selenium-webdriver-3.141.0</text:span></text:p>
      <text:p text:style-name="Standard"><text:span text:style-name="T1">Parsing documentation for selenium-webdriver-3.141.0</text:span></text:p>
      <text:p text:style-name="Standard"><text:span text:style-name="T1">Installing ri documentation for selenium-webdriver-3.141.0</text:span></text:p>
      <text:p text:style-name="Standard"><text:span text:style-name="T1">Installing darkfish documentation for selenium-webdriver-3.141.0</text:span></text:p>
      <text:p text:style-name="Standard"><text:span text:style-name="T1">Done installing documentation for selenium-webdriver after 7 seconds</text:span></text:p>
      <text:p text:style-name="Standard"><text:span text:style-name="T1">Parsing documentation for selenium-webdriver-3.141.0</text:span></text:p>
      <text:p text:style-name="Standard"><text:span text:style-name="T1">Done installing documentation for selenium-webdriver after 0 seconds</text:span></text:p>
      <text:p text:style-name="Standard"><text:span text:style-name="T1">Updating test-unit</text:span></text:p>
      <text:p text:style-name="Standard"><text:span text:style-name="T1">Fetching: test-unit-3.2.9.gem (100%)</text:span></text:p>
      <text:p text:style-name="Standard"><text:span text:style-name="T1">Successfully installed test-unit-3.2.9</text:span></text:p>
      <text:p text:style-name="Standard"><text:span text:style-name="T1">Parsing documentation for test-unit-3.2.9</text:span></text:p>
      <text:p text:style-name="Standard"><text:span text:style-name="T1">Installing ri documentation for test-unit-3.2.9</text:span></text:p>
      <text:p text:style-name="Standard"><text:span text:style-name="T1">Installing darkfish documentation for test-unit-3.2.9</text:span></text:p>
      <text:p text:style-name="Standard"><text:span text:style-name="T1">Done installing documentation for test-unit after 5 seconds</text:span></text:p>
      <text:p text:style-name="Standard"><text:span text:style-name="T1">Parsing documentation for test-unit-3.2.9</text:span></text:p>
      <text:p text:style-name="Standard"><text:span text:style-name="T1">Done installing documentation for test-unit after 0 seconds</text:span></text:p>
      <text:p text:style-name="Standard"><text:span text:style-name="T1">Updating thor</text:span></text:p>
      <text:p text:style-name="Standard"><text:span text:style-name="T1">Fetching: thor-0.20.3.gem (100%)</text:span></text:p>
      <text:p text:style-name="Standard"><text:span text:style-name="T1">Successfully installed thor-0.20.3</text:span></text:p>
      <text:p text:style-name="Standard"><text:span text:style-name="T1">Parsing documentation for thor-0.20.3</text:span></text:p>
      <text:p text:style-name="Standard"><text:span text:style-name="T1">Installing ri documentation for thor-0.20.3</text:span></text:p>
      <text:p text:style-name="Standard"><text:span text:style-name="T1">Installing darkfish documentation for thor-0.20.3</text:span></text:p>
      <text:p text:style-name="Standard"><text:span text:style-name="T1">Done installing documentation for thor after 2 seconds</text:span></text:p>
      <text:p text:style-name="Standard"><text:span text:style-name="T1">Parsing documentation for thor-0.20.3</text:span></text:p>
      <text:p text:style-name="Standard"><text:span text:style-name="T1">Done installing documentation for thor after 0 seconds</text:span></text:p>
      <text:p text:style-name="Standard"><text:span text:style-name="T1">Updating tilt</text:span></text:p>
      <text:p text:style-name="Standard"><text:span text:style-name="T1">Fetching: tilt-2.0.9.gem (100%)</text:span></text:p>
      <text:p text:style-name="Standard"><text:span text:style-name="T1">Successfully installed tilt-2.0.9</text:span></text:p>
      <text:p text:style-name="Standard"><text:soft-page-break/><text:span text:style-name="T1">Parsing documentation for tilt-2.0.9</text:span></text:p>
      <text:p text:style-name="Standard"><text:span text:style-name="T1">Installing ri documentation for tilt-2.0.9</text:span></text:p>
      <text:p text:style-name="Standard"><text:span text:style-name="T1">Installing darkfish documentation for tilt-2.0.9</text:span></text:p>
      <text:p text:style-name="Standard"><text:span text:style-name="T1">Done installing documentation for tilt after 1 seconds</text:span></text:p>
      <text:p text:style-name="Standard"><text:span text:style-name="T1">Parsing documentation for tilt-2.0.9</text:span></text:p>
      <text:p text:style-name="Standard"><text:span text:style-name="T1">Done installing documentation for tilt after 0 seconds</text:span></text:p>
      <text:p text:style-name="Standard"><text:span text:style-name="T1">Updating tzinfo</text:span></text:p>
      <text:p text:style-name="Standard"><text:span text:style-name="T1">Fetching: tzinfo-2.0.0.gem (100%)</text:span></text:p>
      <text:p text:style-name="Standard"><text:span text:style-name="T1">Successfully installed tzinfo-2.0.0</text:span></text:p>
      <text:p text:style-name="Standard"><text:span text:style-name="T1">Parsing documentation for tzinfo-2.0.0</text:span></text:p>
      <text:p text:style-name="Standard"><text:span text:style-name="T1">Installing ri documentation for tzinfo-2.0.0</text:span></text:p>
      <text:p text:style-name="Standard"><text:span text:style-name="T1">Installing darkfish documentation for tzinfo-2.0.0</text:span></text:p>
      <text:p text:style-name="Standard"><text:span text:style-name="T1">Done installing documentation for tzinfo after 3 seconds</text:span></text:p>
      <text:p text:style-name="Standard"><text:span text:style-name="T1">Parsing documentation for tzinfo-2.0.0</text:span></text:p>
      <text:p text:style-name="Standard"><text:span text:style-name="T1">Done installing documentation for tzinfo after 0 seconds</text:span></text:p>
      <text:p text:style-name="Standard"><text:span text:style-name="T1">Updating tzinfo-data</text:span></text:p>
      <text:p text:style-name="Standard"><text:span text:style-name="T1">Fetching: tzinfo-data-1.2018.9.gem (100%)</text:span></text:p>
      <text:p text:style-name="Standard"><text:span text:style-name="T1">Successfully installed tzinfo-data-1.2018.9</text:span></text:p>
      <text:p text:style-name="Standard"><text:span text:style-name="T1">Parsing documentation for tzinfo-data-1.2018.9</text:span></text:p>
      <text:p text:style-name="Standard"><text:span text:style-name="T1">Installing ri documentation for tzinfo-data-1.2018.9</text:span></text:p>
      <text:p text:style-name="Standard"><text:span text:style-name="T1">Installing darkfish documentation for tzinfo-data-1.2018.9</text:span></text:p>
      <text:p text:style-name="Standard"><text:span text:style-name="T1">Done installing documentation for tzinfo-data after 0 seconds</text:span></text:p>
      <text:p text:style-name="Standard"><text:span text:style-name="T1">Parsing documentation for tzinfo-data-1.2018.9</text:span></text:p>
      <text:p text:style-name="Standard"><text:span text:style-name="T1">Done installing documentation for tzinfo-data after 6 seconds</text:span></text:p>
      <text:p text:style-name="Standard"><text:span text:style-name="T1">Updating uglifier</text:span></text:p>
      <text:p text:style-name="Standard"><text:span text:style-name="T1">Fetching: uglifier-4.1.20.gem (100%)</text:span></text:p>
      <text:p text:style-name="Standard"><text:span text:style-name="T1">Successfully installed uglifier-4.1.20</text:span></text:p>
      <text:p text:style-name="Standard"><text:span text:style-name="T1">Parsing documentation for uglifier-4.1.20</text:span></text:p>
      <text:p text:style-name="Standard"><text:span text:style-name="T1">Installing ri documentation for uglifier-4.1.20</text:span></text:p>
      <text:p text:style-name="Standard"><text:span text:style-name="T1">Installing darkfish documentation for uglifier-4.1.20</text:span></text:p>
      <text:p text:style-name="Standard"><text:span text:style-name="T1">Done installing documentation for uglifier after 10 seconds</text:span></text:p>
      <text:p text:style-name="Standard"><text:span text:style-name="T1">Parsing documentation for uglifier-4.1.20</text:span></text:p>
      <text:p text:style-name="Standard"><text:soft-page-break/><text:span text:style-name="T1">Done installing documentation for uglifier after 0 seconds</text:span></text:p>
      <text:p text:style-name="Standard"><text:span text:style-name="T1">Gems updated: bigdecimal bootsnap bundler capybara regexp_parser xpath chromedriver-helper concurrent-ruby did_you_mean erubi ffi i18n jbuilder loofah mail marcel method_source mimemagic mini_portile2 nokogiri openssl psych rack rb-inotify rdoc rubygems-update sass selenium-webdriver test-unit thor tilt tzinfo tzinfo-data uglifier</text:span></text:p>
      <text:p text:style-name="P1"/>
      <text:p text:style-name="Standard">Z:\3.Semester\Lab8&gt;gem install bundle</text:p>
      <text:p text:style-name="Standard"><text:span text:style-name="T1">Fetching: bundle-0.0.1.gem (100%)</text:span></text:p>
      <text:p text:style-name="Standard"><text:span text:style-name="T1">Successfully installed bundle-0.0.1</text:span></text:p>
      <text:p text:style-name="Standard"><text:span text:style-name="T1">Parsing documentation for bundle-0.0.1</text:span></text:p>
      <text:p text:style-name="Standard"><text:span text:style-name="T1">Installing ri documentation for bundle-0.0.1</text:span></text:p>
      <text:p text:style-name="Standard"><text:span text:style-name="T1">Done installing documentation for bundle after 0 seconds</text:span></text:p>
      <text:p text:style-name="Standard"><text:span text:style-name="T1">1 gem installed</text:span></text:p>
      <text:p text:style-name="P1"/>
      <text:p text:style-name="Standard"><text:span text:style-name="T1">Z:\3.Semester\Lab8&gt;gem install rails</text:span></text:p>
      <text:p text:style-name="Standard"><text:span text:style-name="T1">Successfully installed rails-5.2.2</text:span></text:p>
      <text:p text:style-name="Standard"><text:span text:style-name="T1">Parsing documentation for rails-5.2.2</text:span></text:p>
      <text:p text:style-name="Standard"><text:span text:style-name="T1">Done installing documentation for rails after 0 seconds</text:span></text:p>
      <text:p text:style-name="Standard"><text:span text:style-name="T1">1 gem installed</text:span></text:p>
      <text:p text:style-name="P1"/>
      <text:p text:style-name="Standard"><text:span text:style-name="T1">Z:\3.Semester\Lab8&gt;rails new vpw</text:span></text:p>
      <text:p text:style-name="Standard"><text:span text:style-name="T1"><text:s text:c="6"/>create</text:span></text:p>
      <text:p text:style-name="Standard"><text:span text:style-name="T1"><text:s text:c="6"/>create <text:s/>README.md</text:span></text:p>
      <text:p text:style-name="Standard"><text:span text:style-name="T1"><text:s text:c="6"/>create <text:s/>Rakefile</text:span></text:p>
      <text:p text:style-name="Standard"><text:span text:style-name="T1"><text:s text:c="6"/>create <text:s/>.ruby-version</text:span></text:p>
      <text:p text:style-name="Standard"><text:span text:style-name="T1"><text:s text:c="6"/>create <text:s/>config.ru</text:span></text:p>
      <text:p text:style-name="Standard"><text:span text:style-name="T1"><text:s text:c="6"/>create <text:s/>.gitignore</text:span></text:p>
      <text:p text:style-name="Standard"><text:span text:style-name="T1"><text:s text:c="6"/>create <text:s/>Gemfile</text:span></text:p>
      <text:p text:style-name="Standard"><text:span text:style-name="T1"><text:s text:c="9"/>run <text:s/>git init from "."</text:span></text:p>
      <text:p text:style-name="Standard"><text:span text:style-name="T1">Initialized empty Git repository in Z:/3.Semester/Lab8/vpw/.git/</text:span></text:p>
      <text:p text:style-name="Standard"><text:span text:style-name="T1"><text:s text:c="6"/>create <text:s/>package.json</text:span></text:p>
      <text:p text:style-name="Standard"><text:span text:style-name="T1"><text:s text:c="6"/>create <text:s/>app</text:span></text:p>
      <text:p text:style-name="Standard"><text:span text:style-name="T1"><text:s text:c="6"/>create <text:s/>app/assets/config/manifest.js</text:span></text:p>
      <text:p text:style-name="Standard"><text:soft-page-break/><text:span text:style-name="T1"><text:s text:c="6"/>create <text:s/>app/assets/javascripts/application.js</text:span></text:p>
      <text:p text:style-name="Standard"><text:span text:style-name="T1"><text:s text:c="6"/>create <text:s/>app/assets/javascripts/cable.js</text:span></text:p>
      <text:p text:style-name="Standard"><text:span text:style-name="T1"><text:s text:c="6"/>create <text:s/>app/assets/stylesheets/application.css</text:span></text:p>
      <text:p text:style-name="Standard"><text:span text:style-name="T1"><text:s text:c="6"/>create <text:s/>app/channels/application_cable/channel.rb</text:span></text:p>
      <text:p text:style-name="Standard"><text:span text:style-name="T1"><text:s text:c="6"/>create <text:s/>app/channels/application_cable/connection.rb</text:span></text:p>
      <text:p text:style-name="Standard"><text:span text:style-name="T1"><text:s text:c="6"/>create <text:s/>app/controllers/application_controller.rb</text:span></text:p>
      <text:p text:style-name="Standard"><text:span text:style-name="T1"><text:s text:c="6"/>create <text:s/>app/helpers/application_helper.rb</text:span></text:p>
      <text:p text:style-name="Standard"><text:span text:style-name="T1"><text:s text:c="6"/>create <text:s/>app/jobs/application_job.rb</text:span></text:p>
      <text:p text:style-name="Standard"><text:span text:style-name="T1"><text:s text:c="6"/>create <text:s/>app/mailers/application_mailer.rb</text:span></text:p>
      <text:p text:style-name="Standard"><text:span text:style-name="T1"><text:s text:c="6"/>create <text:s/>app/models/application_record.rb</text:span></text:p>
      <text:p text:style-name="Standard"><text:span text:style-name="T1"><text:s text:c="6"/>create <text:s/>app/views/layouts/application.html.erb</text:span></text:p>
      <text:p text:style-name="Standard"><text:span text:style-name="T1"><text:s text:c="6"/>create <text:s/>app/views/layouts/mailer.html.erb</text:span></text:p>
      <text:p text:style-name="Standard"><text:span text:style-name="T1"><text:s text:c="6"/>create <text:s/>app/views/layouts/mailer.text.erb</text:span></text:p>
      <text:p text:style-name="Standard"><text:span text:style-name="T1"><text:s text:c="6"/>create <text:s/>app/assets/images/.keep</text:span></text:p>
      <text:p text:style-name="Standard"><text:span text:style-name="T1"><text:s text:c="6"/>create <text:s/>app/assets/javascripts/channels</text:span></text:p>
      <text:p text:style-name="Standard"><text:span text:style-name="T1"><text:s text:c="6"/>create <text:s/>app/assets/javascripts/channels/.keep</text:span></text:p>
      <text:p text:style-name="Standard"><text:span text:style-name="T1"><text:s text:c="6"/>create <text:s/>app/controllers/concerns/.keep</text:span></text:p>
      <text:p text:style-name="Standard"><text:span text:style-name="T1"><text:s text:c="6"/>create <text:s/>app/models/concerns/.keep</text:span></text:p>
      <text:p text:style-name="Standard"><text:span text:style-name="T1"><text:s text:c="6"/>create <text:s/>bin</text:span></text:p>
      <text:p text:style-name="Standard"><text:span text:style-name="T1"><text:s text:c="6"/>create <text:s/>bin/bundle</text:span></text:p>
      <text:p text:style-name="Standard"><text:span text:style-name="T1"><text:s text:c="6"/>create <text:s/>bin/rails</text:span></text:p>
      <text:p text:style-name="Standard"><text:span text:style-name="T1"><text:s text:c="6"/>create <text:s/>bin/rake</text:span></text:p>
      <text:p text:style-name="Standard"><text:span text:style-name="T1"><text:s text:c="6"/>create <text:s/>bin/setup</text:span></text:p>
      <text:p text:style-name="Standard"><text:span text:style-name="T1"><text:s text:c="6"/>create <text:s/>bin/update</text:span></text:p>
      <text:p text:style-name="Standard"><text:span text:style-name="T1"><text:s text:c="6"/>create <text:s/>bin/yarn</text:span></text:p>
      <text:p text:style-name="Standard"><text:span text:style-name="T1"><text:s text:c="6"/>create <text:s/>config</text:span></text:p>
      <text:p text:style-name="Standard"><text:span text:style-name="T1"><text:s text:c="6"/>create <text:s/>config/routes.rb</text:span></text:p>
      <text:p text:style-name="Standard"><text:span text:style-name="T1"><text:s text:c="6"/>create <text:s/>config/application.rb</text:span></text:p>
      <text:p text:style-name="Standard"><text:span text:style-name="T1"><text:s text:c="6"/>create <text:s/>config/environment.rb</text:span></text:p>
      <text:p text:style-name="Standard"><text:span text:style-name="T1"><text:s text:c="6"/>create <text:s/>config/cable.yml</text:span></text:p>
      <text:p text:style-name="Standard"><text:span text:style-name="T1"><text:s text:c="6"/>create <text:s/>config/puma.rb</text:span></text:p>
      <text:p text:style-name="Standard"><text:span text:style-name="T1"><text:s text:c="6"/>create <text:s/>config/storage.yml</text:span></text:p>
      <text:p text:style-name="Standard"><text:soft-page-break/><text:span text:style-name="T1"><text:s text:c="6"/>create <text:s/>config/environments</text:span></text:p>
      <text:p text:style-name="Standard"><text:span text:style-name="T1"><text:s text:c="6"/>create <text:s/>config/environments/development.rb</text:span></text:p>
      <text:p text:style-name="Standard"><text:span text:style-name="T1"><text:s text:c="6"/>create <text:s/>config/environments/production.rb</text:span></text:p>
      <text:p text:style-name="Standard"><text:span text:style-name="T1"><text:s text:c="6"/>create <text:s/>config/environments/test.rb</text:span></text:p>
      <text:p text:style-name="Standard"><text:span text:style-name="T1"><text:s text:c="6"/>create <text:s/>config/initializers</text:span></text:p>
      <text:p text:style-name="Standard"><text:span text:style-name="T1"><text:s text:c="6"/>create <text:s/>config/initializers/application_controller_renderer.rb</text:span></text:p>
      <text:p text:style-name="Standard"><text:span text:style-name="T1"><text:s text:c="6"/>create <text:s/>config/initializers/assets.rb</text:span></text:p>
      <text:p text:style-name="Standard"><text:span text:style-name="T1"><text:s text:c="6"/>create <text:s/>config/initializers/backtrace_silencers.rb</text:span></text:p>
      <text:p text:style-name="Standard"><text:span text:style-name="T1"><text:s text:c="6"/>create <text:s/>config/initializers/content_security_policy.rb</text:span></text:p>
      <text:p text:style-name="Standard"><text:span text:style-name="T1"><text:s text:c="6"/>create <text:s/>config/initializers/cookies_serializer.rb</text:span></text:p>
      <text:p text:style-name="Standard"><text:span text:style-name="T1"><text:s text:c="6"/>create <text:s/>config/initializers/cors.rb</text:span></text:p>
      <text:p text:style-name="Standard"><text:span text:style-name="T1"><text:s text:c="6"/>create <text:s/>config/initializers/filter_parameter_logging.rb</text:span></text:p>
      <text:p text:style-name="Standard"><text:span text:style-name="T1"><text:s text:c="6"/>create <text:s/>config/initializers/inflections.rb</text:span></text:p>
      <text:p text:style-name="Standard"><text:span text:style-name="T1"><text:s text:c="6"/>create <text:s/>config/initializers/mime_types.rb</text:span></text:p>
      <text:p text:style-name="Standard"><text:span text:style-name="T1"><text:s text:c="6"/>create <text:s/>config/initializers/new_framework_defaults_5_2.rb</text:span></text:p>
      <text:p text:style-name="Standard"><text:span text:style-name="T1"><text:s text:c="6"/>create <text:s/>config/initializers/wrap_parameters.rb</text:span></text:p>
      <text:p text:style-name="Standard"><text:span text:style-name="T1"><text:s text:c="6"/>create <text:s/>config/locales</text:span></text:p>
      <text:p text:style-name="Standard"><text:span text:style-name="T1"><text:s text:c="6"/>create <text:s/>config/locales/en.yml</text:span></text:p>
      <text:p text:style-name="Standard"><text:span text:style-name="T1"><text:s text:c="6"/>create <text:s/>config/master.key</text:span></text:p>
      <text:p text:style-name="Standard"><text:span text:style-name="T1"><text:s text:c="6"/>append <text:s/>.gitignore</text:span></text:p>
      <text:p text:style-name="Standard"><text:span text:style-name="T1"><text:s text:c="6"/>create <text:s/>config/boot.rb</text:span></text:p>
      <text:p text:style-name="Standard"><text:span text:style-name="T1"><text:s text:c="6"/>create <text:s/>config/database.yml</text:span></text:p>
      <text:p text:style-name="Standard"><text:span text:style-name="T1"><text:s text:c="6"/>create <text:s/>db</text:span></text:p>
      <text:p text:style-name="Standard"><text:span text:style-name="T1"><text:s text:c="6"/>create <text:s/>db/seeds.rb</text:span></text:p>
      <text:p text:style-name="Standard"><text:span text:style-name="T1"><text:s text:c="6"/>create <text:s/>lib</text:span></text:p>
      <text:p text:style-name="Standard"><text:span text:style-name="T1"><text:s text:c="6"/>create <text:s/>lib/tasks</text:span></text:p>
      <text:p text:style-name="Standard"><text:span text:style-name="T1"><text:s text:c="6"/>create <text:s/>lib/tasks/.keep</text:span></text:p>
      <text:p text:style-name="Standard"><text:span text:style-name="T1"><text:s text:c="6"/>create <text:s/>lib/assets</text:span></text:p>
      <text:p text:style-name="Standard"><text:span text:style-name="T1"><text:s text:c="6"/>create <text:s/>lib/assets/.keep</text:span></text:p>
      <text:p text:style-name="Standard"><text:span text:style-name="T1"><text:s text:c="6"/>create <text:s/>log</text:span></text:p>
      <text:p text:style-name="Standard"><text:span text:style-name="T1"><text:s text:c="6"/>create <text:s/>log/.keep</text:span></text:p>
      <text:p text:style-name="Standard"><text:span text:style-name="T1"><text:s text:c="6"/>create <text:s/>public</text:span></text:p>
      <text:p text:style-name="Standard"><text:soft-page-break/><text:span text:style-name="T1"><text:s text:c="6"/>create <text:s/>public/404.html</text:span></text:p>
      <text:p text:style-name="Standard"><text:span text:style-name="T1"><text:s text:c="6"/>create <text:s/>public/422.html</text:span></text:p>
      <text:p text:style-name="Standard"><text:span text:style-name="T1"><text:s text:c="6"/>create <text:s/>public/500.html</text:span></text:p>
      <text:p text:style-name="Standard"><text:span text:style-name="T1"><text:s text:c="6"/>create <text:s/>public/apple-touch-icon-precomposed.png</text:span></text:p>
      <text:p text:style-name="Standard"><text:span text:style-name="T1"><text:s text:c="6"/>create <text:s/>public/apple-touch-icon.png</text:span></text:p>
      <text:p text:style-name="Standard"><text:span text:style-name="T1"><text:s text:c="6"/>create <text:s/>public/favicon.ico</text:span></text:p>
      <text:p text:style-name="Standard"><text:span text:style-name="T1"><text:s text:c="6"/>create <text:s/>public/robots.txt</text:span></text:p>
      <text:p text:style-name="Standard"><text:span text:style-name="T1"><text:s text:c="6"/>create <text:s/>tmp</text:span></text:p>
      <text:p text:style-name="Standard"><text:span text:style-name="T1"><text:s text:c="6"/>create <text:s/>tmp/.keep</text:span></text:p>
      <text:p text:style-name="Standard"><text:span text:style-name="T1"><text:s text:c="6"/>create <text:s/>tmp/cache</text:span></text:p>
      <text:p text:style-name="Standard"><text:span text:style-name="T1"><text:s text:c="6"/>create <text:s/>tmp/cache/assets</text:span></text:p>
      <text:p text:style-name="Standard"><text:span text:style-name="T1"><text:s text:c="6"/>create <text:s/>vendor</text:span></text:p>
      <text:p text:style-name="Standard"><text:span text:style-name="T1"><text:s text:c="6"/>create <text:s/>vendor/.keep</text:span></text:p>
      <text:p text:style-name="Standard"><text:span text:style-name="T1"><text:s text:c="6"/>create <text:s/>test/fixtures</text:span></text:p>
      <text:p text:style-name="Standard"><text:span text:style-name="T1"><text:s text:c="6"/>create <text:s/>test/fixtures/.keep</text:span></text:p>
      <text:p text:style-name="Standard"><text:span text:style-name="T1"><text:s text:c="6"/>create <text:s/>test/fixtures/files</text:span></text:p>
      <text:p text:style-name="Standard"><text:span text:style-name="T1"><text:s text:c="6"/>create <text:s/>test/fixtures/files/.keep</text:span></text:p>
      <text:p text:style-name="Standard"><text:span text:style-name="T1"><text:s text:c="6"/>create <text:s/>test/controllers</text:span></text:p>
      <text:p text:style-name="Standard"><text:span text:style-name="T1"><text:s text:c="6"/>create <text:s/>test/controllers/.keep</text:span></text:p>
      <text:p text:style-name="Standard"><text:span text:style-name="T1"><text:s text:c="6"/>create <text:s/>test/mailers</text:span></text:p>
      <text:p text:style-name="Standard"><text:span text:style-name="T1"><text:s text:c="6"/>create <text:s/>test/mailers/.keep</text:span></text:p>
      <text:p text:style-name="Standard"><text:span text:style-name="T1"><text:s text:c="6"/>create <text:s/>test/models</text:span></text:p>
      <text:p text:style-name="Standard"><text:span text:style-name="T1"><text:s text:c="6"/>create <text:s/>test/models/.keep</text:span></text:p>
      <text:p text:style-name="Standard"><text:span text:style-name="T1"><text:s text:c="6"/>create <text:s/>test/helpers</text:span></text:p>
      <text:p text:style-name="Standard"><text:span text:style-name="T1"><text:s text:c="6"/>create <text:s/>test/helpers/.keep</text:span></text:p>
      <text:p text:style-name="Standard"><text:span text:style-name="T1"><text:s text:c="6"/>create <text:s/>test/integration</text:span></text:p>
      <text:p text:style-name="Standard"><text:span text:style-name="T1"><text:s text:c="6"/>create <text:s/>test/integration/.keep</text:span></text:p>
      <text:p text:style-name="Standard"><text:span text:style-name="T1"><text:s text:c="6"/>create <text:s/>test/test_helper.rb</text:span></text:p>
      <text:p text:style-name="Standard"><text:span text:style-name="T1"><text:s text:c="6"/>create <text:s/>test/system</text:span></text:p>
      <text:p text:style-name="Standard"><text:span text:style-name="T1"><text:s text:c="6"/>create <text:s/>test/system/.keep</text:span></text:p>
      <text:p text:style-name="Standard"><text:span text:style-name="T1"><text:s text:c="6"/>create <text:s/>test/application_system_test_case.rb</text:span></text:p>
      <text:p text:style-name="Standard"><text:span text:style-name="T1"><text:s text:c="6"/>create <text:s/>storage</text:span></text:p>
      <text:p text:style-name="Standard"><text:soft-page-break/><text:span text:style-name="T1"><text:s text:c="6"/>create <text:s/>storage/.keep</text:span></text:p>
      <text:p text:style-name="Standard"><text:span text:style-name="T1"><text:s text:c="6"/>create <text:s/>tmp/storage</text:span></text:p>
      <text:p text:style-name="Standard"><text:span text:style-name="T1"><text:s text:c="6"/>create <text:s/>tmp/storage/.keep</text:span></text:p>
      <text:p text:style-name="Standard"><text:span text:style-name="T1"><text:s text:c="6"/>remove <text:s/>config/initializers/cors.rb</text:span></text:p>
      <text:p text:style-name="Standard"><text:span text:style-name="T1"><text:s text:c="6"/>remove <text:s/>config/initializers/new_framework_defaults_5_2.rb</text:span></text:p>
      <text:p text:style-name="Standard"><text:span text:style-name="T1"><text:s text:c="9"/>run <text:s/>bundle install</text:span></text:p>
      <text:p text:style-name="Standard"><text:span text:style-name="T1">Fetching gem metadata from https://rubygems.org/..........</text:span></text:p>
      <text:p text:style-name="Standard"><text:span text:style-name="T1">Fetching gem metadata from https://rubygems.org/.</text:span></text:p>
      <text:p text:style-name="Standard"><text:span text:style-name="T1">Resolving dependencies...</text:span></text:p>
      <text:p text:style-name="Standard"><text:span text:style-name="T1">Using rake 12.3.2</text:span></text:p>
      <text:p text:style-name="Standard"><text:span text:style-name="T1">Using concurrent-ruby 1.1.4</text:span></text:p>
      <text:p text:style-name="Standard"><text:span text:style-name="T1">Using i18n 1.5.1</text:span></text:p>
      <text:p text:style-name="Standard"><text:span text:style-name="T1">Using minitest 5.11.3</text:span></text:p>
      <text:p text:style-name="Standard"><text:span text:style-name="T1">Using thread_safe 0.3.6</text:span></text:p>
      <text:p text:style-name="Standard"><text:span text:style-name="T1">Using tzinfo 1.2.5</text:span></text:p>
      <text:p text:style-name="Standard"><text:span text:style-name="T1">Using activesupport 5.2.2</text:span></text:p>
      <text:p text:style-name="Standard"><text:span text:style-name="T1">Using builder 3.2.3</text:span></text:p>
      <text:p text:style-name="Standard"><text:span text:style-name="T1">Using erubi 1.8.0</text:span></text:p>
      <text:p text:style-name="Standard"><text:span text:style-name="T1">Using mini_portile2 2.4.0</text:span></text:p>
      <text:p text:style-name="Standard"><text:span text:style-name="T1">Using nokogiri 1.10.0 (x64-mingw32)</text:span></text:p>
      <text:p text:style-name="Standard"><text:span text:style-name="T1">Using rails-dom-testing 2.0.3</text:span></text:p>
      <text:p text:style-name="Standard"><text:span text:style-name="T1">Using crass 1.0.4</text:span></text:p>
      <text:p text:style-name="Standard"><text:span text:style-name="T1">Using loofah 2.2.3</text:span></text:p>
      <text:p text:style-name="Standard"><text:span text:style-name="T1">Using rails-html-sanitizer 1.0.4</text:span></text:p>
      <text:p text:style-name="Standard"><text:span text:style-name="T1">Using actionview 5.2.2</text:span></text:p>
      <text:p text:style-name="Standard"><text:span text:style-name="T1">Using rack 2.0.6</text:span></text:p>
      <text:p text:style-name="Standard"><text:span text:style-name="T1">Using rack-test 1.1.0</text:span></text:p>
      <text:p text:style-name="Standard"><text:span text:style-name="T1">Using actionpack 5.2.2</text:span></text:p>
      <text:p text:style-name="Standard"><text:span text:style-name="T1">Using nio4r 2.3.1</text:span></text:p>
      <text:p text:style-name="Standard"><text:span text:style-name="T1">Using websocket-extensions 0.1.3</text:span></text:p>
      <text:p text:style-name="Standard"><text:span text:style-name="T1">Using websocket-driver 0.7.0</text:span></text:p>
      <text:p text:style-name="Standard"><text:span text:style-name="T1">Using actioncable 5.2.2</text:span></text:p>
      <text:p text:style-name="Standard"><text:soft-page-break/><text:span text:style-name="T1">Using globalid 0.4.1</text:span></text:p>
      <text:p text:style-name="Standard"><text:span text:style-name="T1">Using activejob 5.2.2</text:span></text:p>
      <text:p text:style-name="Standard"><text:span text:style-name="T1">Using mini_mime 1.0.1</text:span></text:p>
      <text:p text:style-name="Standard"><text:span text:style-name="T1">Using mail 2.7.1</text:span></text:p>
      <text:p text:style-name="Standard"><text:span text:style-name="T1">Using actionmailer 5.2.2</text:span></text:p>
      <text:p text:style-name="Standard"><text:span text:style-name="T1">Using activemodel 5.2.2</text:span></text:p>
      <text:p text:style-name="Standard"><text:span text:style-name="T1">Using arel 9.0.0</text:span></text:p>
      <text:p text:style-name="Standard"><text:span text:style-name="T1">Using activerecord 5.2.2</text:span></text:p>
      <text:p text:style-name="Standard"><text:span text:style-name="T1">Using mimemagic 0.3.3</text:span></text:p>
      <text:p text:style-name="Standard"><text:span text:style-name="T1">Using marcel 0.3.3</text:span></text:p>
      <text:p text:style-name="Standard"><text:span text:style-name="T1">Using activestorage 5.2.2</text:span></text:p>
      <text:p text:style-name="Standard"><text:span text:style-name="T1">Using public_suffix 3.0.3</text:span></text:p>
      <text:p text:style-name="Standard"><text:span text:style-name="T1">Using addressable 2.5.2</text:span></text:p>
      <text:p text:style-name="Standard"><text:span text:style-name="T1">Using io-like 0.3.0</text:span></text:p>
      <text:p text:style-name="Standard"><text:span text:style-name="T1">Using archive-zip 0.11.0</text:span></text:p>
      <text:p text:style-name="Standard"><text:span text:style-name="T1">Using bindex 0.5.0</text:span></text:p>
      <text:p text:style-name="Standard"><text:span text:style-name="T1">Using msgpack 1.2.4 (x64-mingw32)</text:span></text:p>
      <text:p text:style-name="Standard"><text:span text:style-name="T1">Using bootsnap 1.3.2</text:span></text:p>
      <text:p text:style-name="Standard"><text:span text:style-name="T1">Using bundler 2.0.1</text:span></text:p>
      <text:p text:style-name="Standard"><text:span text:style-name="T1">Using byebug 10.0.2</text:span></text:p>
      <text:p text:style-name="Standard"><text:span text:style-name="T1">Using regexp_parser 1.3.0</text:span></text:p>
      <text:p text:style-name="Standard"><text:span text:style-name="T1">Using xpath 3.2.0</text:span></text:p>
      <text:p text:style-name="Standard"><text:span text:style-name="T1">Using capybara 3.12.0</text:span></text:p>
      <text:p text:style-name="Standard"><text:span text:style-name="T1">Using ffi 1.10.0 (x64-mingw32)</text:span></text:p>
      <text:p text:style-name="Standard"><text:span text:style-name="T1">Using childprocess 0.9.0</text:span></text:p>
      <text:p text:style-name="Standard"><text:span text:style-name="T1">Using chromedriver-helper 2.1.0</text:span></text:p>
      <text:p text:style-name="Standard"><text:span text:style-name="T1">Using coffee-script-source 1.12.2</text:span></text:p>
      <text:p text:style-name="Standard"><text:span text:style-name="T1">Using execjs 2.7.0</text:span></text:p>
      <text:p text:style-name="Standard"><text:span text:style-name="T1">Using coffee-script 2.4.1</text:span></text:p>
      <text:p text:style-name="Standard"><text:span text:style-name="T1">Using method_source 0.9.2</text:span></text:p>
      <text:p text:style-name="Standard"><text:span text:style-name="T1">Using thor 0.20.3</text:span></text:p>
      <text:p text:style-name="Standard"><text:span text:style-name="T1">Using railties 5.2.2</text:span></text:p>
      <text:p text:style-name="Standard"><text:soft-page-break/><text:span text:style-name="T1">Using coffee-rails 4.2.2</text:span></text:p>
      <text:p text:style-name="Standard"><text:span text:style-name="T1">Using duktape 2.0.1.0</text:span></text:p>
      <text:p text:style-name="Standard"><text:span text:style-name="T1">Using multi_json 1.13.1</text:span></text:p>
      <text:p text:style-name="Standard"><text:span text:style-name="T1">Using jbuilder 2.8.0</text:span></text:p>
      <text:p text:style-name="Standard"><text:span text:style-name="T1">Using puma 3.12.0</text:span></text:p>
      <text:p text:style-name="Standard"><text:span text:style-name="T1">Using sprockets 3.7.2</text:span></text:p>
      <text:p text:style-name="Standard"><text:span text:style-name="T1">Using sprockets-rails 3.2.1</text:span></text:p>
      <text:p text:style-name="Standard"><text:span text:style-name="T1">Using rails 5.2.2</text:span></text:p>
      <text:p text:style-name="Standard"><text:span text:style-name="T1">Using rb-fsevent 0.10.3</text:span></text:p>
      <text:p text:style-name="Standard"><text:span text:style-name="T1">Using rb-inotify 0.10.0</text:span></text:p>
      <text:p text:style-name="Standard"><text:span text:style-name="T1">Using rubyzip 1.2.2</text:span></text:p>
      <text:p text:style-name="Standard"><text:span text:style-name="T1">Using sass-listen 4.0.0</text:span></text:p>
      <text:p text:style-name="Standard"><text:span text:style-name="T1">Using sass 3.7.3</text:span></text:p>
      <text:p text:style-name="Standard"><text:span text:style-name="T1">Using tilt 2.0.9</text:span></text:p>
      <text:p text:style-name="Standard"><text:span text:style-name="T1">Using sass-rails 5.0.7</text:span></text:p>
      <text:p text:style-name="Standard"><text:span text:style-name="T1">Using selenium-webdriver 3.141.0</text:span></text:p>
      <text:p text:style-name="Standard"><text:span text:style-name="T1">Using sqlite3 1.3.13 (x64-mingw32)</text:span></text:p>
      <text:p text:style-name="Standard"><text:span text:style-name="T1">Using turbolinks-source 5.2.0</text:span></text:p>
      <text:p text:style-name="Standard"><text:span text:style-name="T1">Using turbolinks 5.2.0</text:span></text:p>
      <text:p text:style-name="Standard"><text:span text:style-name="T1">Using tzinfo-data 1.2018.9</text:span></text:p>
      <text:p text:style-name="Standard"><text:span text:style-name="T1">Using uglifier 4.1.20</text:span></text:p>
      <text:p text:style-name="Standard"><text:span text:style-name="T1">Using web-console 3.7.0</text:span></text:p>
      <text:p text:style-name="Standard"><text:span text:style-name="T1">Bundle complete! 16 Gemfile dependencies, 77 gems now installed.</text:span></text:p>
      <text:p text:style-name="Standard"><text:span text:style-name="T1">Use `bundle info [gemname]` to see where a bundled gem is installed.</text:span></text:p>
      <text:p text:style-name="P1"/>
      <text:p text:style-name="Standard"><text:span text:style-name="T1">Z:\3.Semester\Lab8&gt;cd vpw/config</text:span></text:p>
      <text:p text:style-name="P1"/>
      <text:p text:style-name="Standard"><text:span text:style-name="T1">Z:\3.Semester\Lab8\vpw\config&gt;rails server</text:span></text:p>
      <text:p text:style-name="Standard"><text:span text:style-name="T1">=&gt; Booting Puma</text:span></text:p>
      <text:p text:style-name="Standard"><text:span text:style-name="T1">=&gt; Rails 5.2.2 application starting in development</text:span></text:p>
      <text:p text:style-name="Standard"><text:span text:style-name="T1">=&gt; Run `rails server -h` for more startup options</text:span></text:p>
      <text:p text:style-name="Standard"><text:span text:style-name="T1">*** SIGUSR2 not implemented, signal based restart unavailable!</text:span></text:p>
      <text:p text:style-name="Standard"><text:soft-page-break/><text:span text:style-name="T1">*** SIGUSR1 not implemented, signal based restart unavailable!</text:span></text:p>
      <text:p text:style-name="Standard"><text:span text:style-name="T1">*** SIGHUP not implemented, signal based logs reopening unavailable!</text:span></text:p>
      <text:p text:style-name="Standard"><text:span text:style-name="T1">Puma starting in single mode...</text:span></text:p>
      <text:p text:style-name="Standard"><text:span text:style-name="T1">* Version 3.12.0 (ruby 2.4.4-p296), codename: Llamas in Pajamas</text:span></text:p>
      <text:p text:style-name="Standard"><text:span text:style-name="T1">* Min threads: 5, max threads: 5</text:span></text:p>
      <text:p text:style-name="Standard"><text:span text:style-name="T1">* Environment: development</text:span></text:p>
      <text:p text:style-name="Standard"><text:span text:style-name="T1">* Listening on tcp://0.0.0.0:3000</text:span></text:p>
      <text:p text:style-name="Standard"><text:span text:style-name="T1">Use Ctrl-C to stop</text:span></text:p>
      <text:p text:style-name="Standard"><text:span text:style-name="T1">Started GET "/" for 127.0.0.1 at 2019-01-07 10:53:39 +0100</text:span></text:p>
      <text:p text:style-name="Standard"><text:span text:style-name="T1">Processing by Rails::WelcomeController#index as HTML</text:span></text:p>
      <text:p text:style-name="Standard"><text:span text:style-name="T1"><text:s text:c="2"/>Rendering C:/Ruby/lib/ruby/gems/2.4.0/gems/railties-5.2.2/lib/rails/templates/rails/welcome/index.html.erb</text:span></text:p>
      <text:p text:style-name="Standard"><text:span text:style-name="T1"><text:s text:c="2"/>Rendered C:/Ruby/lib/ruby/gems/2.4.0/gems/railties-5.2.2/lib/rails/templates/rails/welcome/index.html.erb (2.1ms)</text:span></text:p>
      <text:p text:style-name="Standard"><text:span text:style-name="T1">Completed 200 OK in 41ms (Views: 19.4ms | ActiveRecord: 0.0ms)</text:span></text:p>
      <text:p text:style-name="P1"/>
      <text:p text:style-name="P1"/>
      <text:p text:style-name="Standard"><text:span text:style-name="T1">- Gracefully stopping, waiting for requests to finish</text:span></text:p>
      <text:p text:style-name="Standard"><text:span text:style-name="T1">=== puma shutdown: 2019-01-07 10:57:46 +0100 ===</text:span></text:p>
      <text:p text:style-name="Standard"><text:span text:style-name="T1">- Goodbye!</text:span></text:p>
      <text:p text:style-name="Standard"><text:span text:style-name="T1">Exiting</text:span></text:p>
      <text:p text:style-name="Standard"><text:span text:style-name="T1">Batchvorgang abbrechen (J/N)? j</text:span></text:p>
      <text:p text:style-name="P1"/>
      <text:p text:style-name="Standard"><text:span text:style-name="T1">Z:\3.Semester\Lab8\vpw\config&gt;rails generate scaffold ingredient name:string price:int maxUsage:int available:boolean</text:span></text:p>
      <text:p text:style-name="Standard"><text:span text:style-name="T1"><text:s text:c="6"/>invoke <text:s/>active_record</text:span></text:p>
      <text:p text:style-name="Standard"><text:span text:style-name="T1"><text:s text:c="6"/>create <text:s text:c="3"/>db/migrate/20190107100036_create_ingredients.rb</text:span></text:p>
      <text:p text:style-name="Standard"><text:span text:style-name="T1"><text:s text:c="6"/>create <text:s text:c="3"/>app/models/ingredient.rb</text:span></text:p>
      <text:p text:style-name="Standard"><text:span text:style-name="T1"><text:s text:c="6"/>invoke <text:s text:c="3"/>test_unit</text:span></text:p>
      <text:p text:style-name="Standard"><text:span text:style-name="T1"><text:s text:c="6"/>create <text:s text:c="5"/>test/models/ingredient_test.rb</text:span></text:p>
      <text:p text:style-name="Standard"><text:span text:style-name="T1"><text:s text:c="6"/>create <text:s text:c="5"/>test/fixtures/ingredients.yml</text:span></text:p>
      <text:p text:style-name="Standard"><text:span text:style-name="T1"><text:s text:c="6"/>invoke <text:s/>resource_route</text:span></text:p>
      <text:p text:style-name="Standard"><text:span text:style-name="T1"><text:s text:c="7"/>route <text:s text:c="3"/>resources :ingredients</text:span></text:p>
      <text:p text:style-name="Standard"><text:soft-page-break/><text:span text:style-name="T1"><text:s text:c="6"/>invoke <text:s/>scaffold_controller</text:span></text:p>
      <text:p text:style-name="Standard"><text:span text:style-name="T1"><text:s text:c="6"/>create <text:s text:c="3"/>app/controllers/ingredients_controller.rb</text:span></text:p>
      <text:p text:style-name="Standard"><text:span text:style-name="T1"><text:s text:c="6"/>invoke <text:s text:c="3"/>erb</text:span></text:p>
      <text:p text:style-name="Standard"><text:span text:style-name="T1"><text:s text:c="6"/>create <text:s text:c="5"/>app/views/ingredients</text:span></text:p>
      <text:p text:style-name="Standard"><text:span text:style-name="T1"><text:s text:c="6"/>create <text:s text:c="5"/>app/views/ingredients/index.html.erb</text:span></text:p>
      <text:p text:style-name="Standard"><text:span text:style-name="T1"><text:s text:c="6"/>create <text:s text:c="5"/>app/views/ingredients/edit.html.erb</text:span></text:p>
      <text:p text:style-name="Standard"><text:span text:style-name="T1"><text:s text:c="6"/>create <text:s text:c="5"/>app/views/ingredients/show.html.erb</text:span></text:p>
      <text:p text:style-name="Standard"><text:span text:style-name="T1"><text:s text:c="6"/>create <text:s text:c="5"/>app/views/ingredients/new.html.erb</text:span></text:p>
      <text:p text:style-name="Standard"><text:span text:style-name="T1"><text:s text:c="6"/>create <text:s text:c="5"/>app/views/ingredients/_form.html.erb</text:span></text:p>
      <text:p text:style-name="Standard"><text:span text:style-name="T1"><text:s text:c="6"/>invoke <text:s text:c="3"/>test_unit</text:span></text:p>
      <text:p text:style-name="Standard"><text:span text:style-name="T1"><text:s text:c="6"/>create <text:s text:c="5"/>test/controllers/ingredients_controller_test.rb</text:span></text:p>
      <text:p text:style-name="Standard"><text:span text:style-name="T1"><text:s text:c="6"/>create <text:s text:c="5"/>test/system/ingredients_test.rb</text:span></text:p>
      <text:p text:style-name="Standard"><text:span text:style-name="T1"><text:s text:c="6"/>invoke <text:s text:c="3"/>helper</text:span></text:p>
      <text:p text:style-name="Standard"><text:span text:style-name="T1"><text:s text:c="6"/>create <text:s text:c="5"/>app/helpers/ingredients_helper.rb</text:span></text:p>
      <text:p text:style-name="Standard"><text:span text:style-name="T1"><text:s text:c="6"/>invoke <text:s text:c="5"/>test_unit</text:span></text:p>
      <text:p text:style-name="Standard"><text:span text:style-name="T1"><text:s text:c="6"/>invoke <text:s text:c="3"/>jbuilder</text:span></text:p>
      <text:p text:style-name="Standard"><text:span text:style-name="T1"><text:s text:c="6"/>create <text:s text:c="5"/>app/views/ingredients/index.json.jbuilder</text:span></text:p>
      <text:p text:style-name="Standard"><text:span text:style-name="T1"><text:s text:c="6"/>create <text:s text:c="5"/>app/views/ingredients/show.json.jbuilder</text:span></text:p>
      <text:p text:style-name="Standard"><text:span text:style-name="T1"><text:s text:c="6"/>create <text:s text:c="5"/>app/views/ingredients/_ingredient.json.jbuilder</text:span></text:p>
      <text:p text:style-name="Standard"><text:span text:style-name="T1"><text:s text:c="6"/>invoke <text:s/>assets</text:span></text:p>
      <text:p text:style-name="Standard"><text:span text:style-name="T1"><text:s text:c="6"/>invoke <text:s text:c="3"/>coffee</text:span></text:p>
      <text:p text:style-name="Standard"><text:span text:style-name="T1"><text:s text:c="6"/>create <text:s text:c="5"/>app/assets/javascripts/ingredients.coffee</text:span></text:p>
      <text:p text:style-name="Standard"><text:span text:style-name="T1"><text:s text:c="6"/>invoke <text:s text:c="3"/>scss</text:span></text:p>
      <text:p text:style-name="Standard"><text:span text:style-name="T1"><text:s text:c="6"/>create <text:s text:c="5"/>app/assets/stylesheets/ingredients.scss</text:span></text:p>
      <text:p text:style-name="Standard"><text:span text:style-name="T1"><text:s text:c="6"/>invoke <text:s/>scss</text:span></text:p>
      <text:p text:style-name="Standard"><text:span text:style-name="T1"><text:s text:c="6"/>create <text:s text:c="3"/>app/assets/stylesheets/scaffolds.scss</text:span></text:p>
      <text:p text:style-name="P1"/>
      <text:p text:style-name="Standard"><text:span text:style-name="T1">Z:\3.Semester\Lab8\vpw\config&gt;rake db:migrate</text:span></text:p>
      <text:p text:style-name="Standard"><text:span text:style-name="T1">(in Z:/3.Semester/Lab8/vpw)</text:span></text:p>
      <text:p text:style-name="Standard"><text:span text:style-name="T1">== 20190107100036 CreateIngredients: migrating ================================</text:span></text:p>
      <text:p text:style-name="Standard"><text:span text:style-name="T1">-- create_table(:ingredients)</text:span></text:p>
      <text:p text:style-name="Standard"><text:span text:style-name="T1">rake aborted!</text:span></text:p>
      <text:p text:style-name="Standard"><text:soft-page-break/><text:span text:style-name="T1">StandardError: An error has occurred, this and all later migrations canceled:</text:span></text:p>
      <text:p text:style-name="P1"/>
      <text:p text:style-name="Standard"><text:span text:style-name="T1">undefined method `int' for #&lt;ActiveRecord::ConnectionAdapters::SQLite3::TableDefinition:0x0000000005bbd528&gt;</text:span></text:p>
      <text:p text:style-name="Standard"><text:span text:style-name="T1">Did you mean? <text:s/>in?</text:span></text:p>
      <text:p text:style-name="Standard"><text:span text:style-name="T1">Z:/3.Semester/Lab8/vpw/db/migrate/20190107100036_create_ingredients.rb:5:in `block in change'</text:span></text:p>
      <text:p text:style-name="Standard"><text:span text:style-name="T1">Z:/3.Semester/Lab8/vpw/db/migrate/20190107100036_create_ingredients.rb:3:in `change'</text:span></text:p>
      <text:p text:style-name="P1"/>
      <text:p text:style-name="Standard"><text:span text:style-name="T1">Caused by:</text:span></text:p>
      <text:p text:style-name="Standard"><text:span text:style-name="T1">NoMethodError: undefined method `int' for #&lt;ActiveRecord::ConnectionAdapters::SQLite3::TableDefinition:0x0000000005bbd528&gt;</text:span></text:p>
      <text:p text:style-name="Standard"><text:span text:style-name="T1">Did you mean? <text:s/>in?</text:span></text:p>
      <text:p text:style-name="Standard"><text:span text:style-name="T1">Z:/3.Semester/Lab8/vpw/db/migrate/20190107100036_create_ingredients.rb:5:in `block in change'</text:span></text:p>
      <text:p text:style-name="Standard"><text:span text:style-name="T1">Z:/3.Semester/Lab8/vpw/db/migrate/20190107100036_create_ingredients.rb:3:in `change'</text:span></text:p>
      <text:p text:style-name="Standard"><text:span text:style-name="T1">Tasks: TOP =&gt; db:migrate</text:span></text:p>
      <text:p text:style-name="Standard"><text:span text:style-name="T1">(See full trace by running task with --trace)</text:span></text:p>
      <text:p text:style-name="P1"/>
      <text:p text:style-name="Standard"><text:span text:style-name="T1">Z:\3.Semester\Lab8\vpw\config&gt;rails generate scaffold ingredient name:string price:integer maxUsage:integer available:boolean</text:span></text:p>
      <text:p text:style-name="Standard"><text:span text:style-name="T1"><text:s text:c="6"/>invoke <text:s/>active_record</text:span></text:p>
      <text:p text:style-name="Standard"><text:span text:style-name="T1"><text:s text:c="4"/>conflict <text:s text:c="3"/>db/migrate/20190107100205_create_ingredients.rb</text:span></text:p>
      <text:p text:style-name="Standard"><text:span text:style-name="T1">Another migration is already named create_ingredients: Z:/3.Semester/Lab8/vpw/db/migrate/20190107100036_create_ingredients.rb. Use --force to replace this migration or --skip to ignore conflicted file.</text:span></text:p>
      <text:p text:style-name="P1"/>
      <text:p text:style-name="Standard"><text:span text:style-name="T1">Z:\3.Semester\Lab8\vpw\config&gt;--force</text:span></text:p>
      <text:p text:style-name="Standard">Der Befehl "--force" ist entweder falsch geschrieben oder</text:p>
      <text:p text:style-name="Standard">konnte nicht gefunden werden.</text:p>
      <text:p text:style-name="Standard"/>
      <text:p text:style-name="Standard">Z:\3.Semester\Lab8\vpw\config&gt;rails generate scaffold ingredient name:string price:integer maxUsage:integer available:boolean --force</text:p>
      <text:p text:style-name="Standard"><text:s text:c="6"/><text:span text:style-name="T1">invoke <text:s/>active_record</text:span></text:p>
      <text:p text:style-name="Standard"><text:span text:style-name="T1"><text:s text:c="6"/>remove <text:s text:c="3"/>db/migrate/20190107100036_create_ingredients.rb</text:span></text:p>
      <text:p text:style-name="Standard"><text:span text:style-name="T1"><text:s text:c="6"/>create <text:s text:c="3"/>db/migrate/20190107100252_create_ingredients.rb</text:span></text:p>
      <text:p text:style-name="Standard"><text:soft-page-break/><text:span text:style-name="T1"><text:s text:c="3"/>identical <text:s text:c="3"/>app/models/ingredient.rb</text:span></text:p>
      <text:p text:style-name="Standard"><text:span text:style-name="T1"><text:s text:c="6"/>invoke <text:s text:c="3"/>test_unit</text:span></text:p>
      <text:p text:style-name="Standard"><text:span text:style-name="T1"><text:s text:c="3"/>identical <text:s text:c="5"/>test/models/ingredient_test.rb</text:span></text:p>
      <text:p text:style-name="Standard"><text:span text:style-name="T1"><text:s text:c="7"/>force <text:s text:c="5"/>test/fixtures/ingredients.yml</text:span></text:p>
      <text:p text:style-name="Standard"><text:span text:style-name="T1"><text:s text:c="6"/>invoke <text:s/>resource_route</text:span></text:p>
      <text:p text:style-name="Standard"><text:span text:style-name="T1"><text:s text:c="7"/>route <text:s text:c="3"/>resources :ingredients</text:span></text:p>
      <text:p text:style-name="Standard"><text:span text:style-name="T1"><text:s text:c="6"/>invoke <text:s/>scaffold_controller</text:span></text:p>
      <text:p text:style-name="Standard"><text:span text:style-name="T1"><text:s text:c="3"/>identical <text:s text:c="3"/>app/controllers/ingredients_controller.rb</text:span></text:p>
      <text:p text:style-name="Standard"><text:span text:style-name="T1"><text:s text:c="6"/>invoke <text:s text:c="3"/>erb</text:span></text:p>
      <text:p text:style-name="Standard"><text:span text:style-name="T1"><text:s text:c="7"/>exist <text:s text:c="5"/>app/views/ingredients</text:span></text:p>
      <text:p text:style-name="Standard"><text:span text:style-name="T1"><text:s text:c="3"/>identical <text:s text:c="5"/>app/views/ingredients/index.html.erb</text:span></text:p>
      <text:p text:style-name="Standard"><text:span text:style-name="T1"><text:s text:c="3"/>identical <text:s text:c="5"/>app/views/ingredients/edit.html.erb</text:span></text:p>
      <text:p text:style-name="Standard"><text:span text:style-name="T1"><text:s text:c="3"/>identical <text:s text:c="5"/>app/views/ingredients/show.html.erb</text:span></text:p>
      <text:p text:style-name="Standard"><text:span text:style-name="T1"><text:s text:c="3"/>identical <text:s text:c="5"/>app/views/ingredients/new.html.erb</text:span></text:p>
      <text:p text:style-name="Standard"><text:span text:style-name="T1"><text:s text:c="7"/>force <text:s text:c="5"/>app/views/ingredients/_form.html.erb</text:span></text:p>
      <text:p text:style-name="Standard"><text:span text:style-name="T1"><text:s text:c="6"/>invoke <text:s text:c="3"/>test_unit</text:span></text:p>
      <text:p text:style-name="Standard"><text:span text:style-name="T1"><text:s text:c="3"/>identical <text:s text:c="5"/>test/controllers/ingredients_controller_test.rb</text:span></text:p>
      <text:p text:style-name="Standard"><text:span text:style-name="T1"><text:s text:c="3"/>identical <text:s text:c="5"/>test/system/ingredients_test.rb</text:span></text:p>
      <text:p text:style-name="Standard"><text:span text:style-name="T1"><text:s text:c="6"/>invoke <text:s text:c="3"/>helper</text:span></text:p>
      <text:p text:style-name="Standard"><text:span text:style-name="T1"><text:s text:c="3"/>identical <text:s text:c="5"/>app/helpers/ingredients_helper.rb</text:span></text:p>
      <text:p text:style-name="Standard"><text:span text:style-name="T1"><text:s text:c="6"/>invoke <text:s text:c="5"/>test_unit</text:span></text:p>
      <text:p text:style-name="Standard"><text:span text:style-name="T1"><text:s text:c="6"/>invoke <text:s text:c="3"/>jbuilder</text:span></text:p>
      <text:p text:style-name="Standard"><text:span text:style-name="T1"><text:s text:c="3"/>identical <text:s text:c="5"/>app/views/ingredients/index.json.jbuilder</text:span></text:p>
      <text:p text:style-name="Standard"><text:span text:style-name="T1"><text:s text:c="3"/>identical <text:s text:c="5"/>app/views/ingredients/show.json.jbuilder</text:span></text:p>
      <text:p text:style-name="Standard"><text:span text:style-name="T1"><text:s text:c="3"/>identical <text:s text:c="5"/>app/views/ingredients/_ingredient.json.jbuilder</text:span></text:p>
      <text:p text:style-name="Standard"><text:span text:style-name="T1"><text:s text:c="6"/>invoke <text:s/>assets</text:span></text:p>
      <text:p text:style-name="Standard"><text:span text:style-name="T1"><text:s text:c="6"/>invoke <text:s text:c="3"/>coffee</text:span></text:p>
      <text:p text:style-name="Standard"><text:span text:style-name="T1"><text:s text:c="3"/>identical <text:s text:c="5"/>app/assets/javascripts/ingredients.coffee</text:span></text:p>
      <text:p text:style-name="Standard"><text:span text:style-name="T1"><text:s text:c="6"/>invoke <text:s text:c="3"/>scss</text:span></text:p>
      <text:p text:style-name="Standard"><text:span text:style-name="T1"><text:s text:c="3"/>identical <text:s text:c="5"/>app/assets/stylesheets/ingredients.scss</text:span></text:p>
      <text:p text:style-name="Standard"><text:span text:style-name="T1"><text:s text:c="6"/>invoke <text:s/>scss</text:span></text:p>
      <text:p text:style-name="Standard"><text:span text:style-name="T1"><text:s text:c="3"/>identical <text:s text:c="3"/>app/assets/stylesheets/scaffolds.scss</text:span></text:p>
      <text:p text:style-name="P1"><text:soft-page-break/></text:p>
      <text:p text:style-name="Standard"><text:span text:style-name="T1">Z:\3.Semester\Lab8\vpw\config&gt;rake db:migrate</text:span></text:p>
      <text:p text:style-name="Standard"><text:span text:style-name="T1">(in Z:/3.Semester/Lab8/vpw)</text:span></text:p>
      <text:p text:style-name="Standard"><text:span text:style-name="T1">== 20190107100252 CreateIngredients: migrating ================================</text:span></text:p>
      <text:p text:style-name="Standard"><text:span text:style-name="T1">-- create_table(:ingredients)</text:span></text:p>
      <text:p text:style-name="Standard"><text:span text:style-name="T1"><text:s text:c="3"/>-&gt; 0.0704s</text:span></text:p>
      <text:p text:style-name="Standard"><text:span text:style-name="T1">== 20190107100252 CreateIngredients: migrated (0.0711s) =======================</text:span></text:p>
      <text:p text:style-name="P1"/>
      <text:p text:style-name="P1"/>
      <text:p text:style-name="Standard"><text:span text:style-name="T1">Z:\3.Semester\Lab8\vpw\config&gt;rails s</text:span></text:p>
      <text:p text:style-name="Standard"><text:span text:style-name="T1">=&gt; Booting Puma</text:span></text:p>
      <text:p text:style-name="Standard"><text:span text:style-name="T1">=&gt; Rails 5.2.2 application starting in development</text:span></text:p>
      <text:p text:style-name="Standard"><text:span text:style-name="T1">=&gt; Run `rails server -h` for more startup options</text:span></text:p>
      <text:p text:style-name="Standard"><text:span text:style-name="T1">*** SIGUSR2 not implemented, signal based restart unavailable!</text:span></text:p>
      <text:p text:style-name="Standard"><text:span text:style-name="T1">*** SIGUSR1 not implemented, signal based restart unavailable!</text:span></text:p>
      <text:p text:style-name="Standard"><text:span text:style-name="T1">*** SIGHUP not implemented, signal based logs reopening unavailable!</text:span></text:p>
      <text:p text:style-name="Standard"><text:span text:style-name="T1">Puma starting in single mode...</text:span></text:p>
      <text:p text:style-name="Standard"><text:span text:style-name="T1">* Version 3.12.0 (ruby 2.4.4-p296), codename: Llamas in Pajamas</text:span></text:p>
      <text:p text:style-name="Standard"><text:span text:style-name="T1">* Min threads: 5, max threads: 5</text:span></text:p>
      <text:p text:style-name="Standard"><text:span text:style-name="T1">* Environment: development</text:span></text:p>
      <text:p text:style-name="Standard"><text:span text:style-name="T1">* Listening on tcp://0.0.0.0:3000</text:span></text:p>
      <text:p text:style-name="Standard"><text:span text:style-name="T1">Use Ctrl-C to stop</text:span></text:p>
      <text:p text:style-name="Standard"><text:span text:style-name="T1">Started GET "/" for 127.0.0.1 at 2019-01-07 11:03:49 +0100</text:span></text:p>
      <text:p text:style-name="Standard"><text:span text:style-name="T1"><text:s text:c="3"/>(0.2ms) <text:s/>SELECT "schema_migrations"."version" FROM "schema_migrations" ORDER BY "schema_migrations"."version" ASC</text:span></text:p>
      <text:p text:style-name="Standard"><text:span text:style-name="T1"><text:s text:c="2"/></text:span><text:span text:style-name="T5">↳</text:span><text:span text:style-name="T1"> C:/Ruby/lib/ruby/gems/2.4.0/gems/activerecord-5.2.2/lib/active_record/log_subscriber.rb:98</text:span></text:p>
      <text:p text:style-name="Standard"><text:span text:style-name="T1">Processing by Rails::WelcomeController#index as HTML</text:span></text:p>
      <text:p text:style-name="Standard"><text:span text:style-name="T1"><text:s text:c="2"/>Rendering C:/Ruby/lib/ruby/gems/2.4.0/gems/railties-5.2.2/lib/rails/templates/rails/welcome/index.html.erb</text:span></text:p>
      <text:p text:style-name="Standard"><text:soft-page-break/><text:span text:style-name="T1"><text:s text:c="2"/>Rendered C:/Ruby/lib/ruby/gems/2.4.0/gems/railties-5.2.2/lib/rails/templates/rails/welcome/index.html.erb (2.1ms)</text:span></text:p>
      <text:p text:style-name="Standard"><text:span text:style-name="T1">Completed 200 OK in 60ms (Views: 20.3ms | ActiveRecord: 0.0ms)</text:span></text:p>
      <text:p text:style-name="P1"/>
      <text:p text:style-name="P1"/>
      <text:p text:style-name="Standard"><text:span text:style-name="T1">Started GET "/ingredients" for 127.0.0.1 at 2019-01-07 11:04:03 +0100</text:span></text:p>
      <text:p text:style-name="Standard"><text:span text:style-name="T1">Processing by IngredientsController#index as HTML</text:span></text:p>
      <text:p text:style-name="Standard"><text:span text:style-name="T1"><text:s text:c="2"/>Rendering ingredients/index.html.erb within layouts/application</text:span></text:p>
      <text:p text:style-name="Standard"><text:span text:style-name="T1"><text:s text:c="2"/>Ingredient Load (0.2ms) <text:s/>SELECT "ingredients".* FROM "ingredients"</text:span></text:p>
      <text:p text:style-name="Standard"><text:span text:style-name="T1"><text:s text:c="2"/></text:span><text:span text:style-name="T5">↳</text:span><text:span text:style-name="T1"> app/views/ingredients/index.html.erb:17</text:span></text:p>
      <text:p text:style-name="Standard"><text:span text:style-name="T1"><text:s text:c="2"/>Rendered ingredients/index.html.erb within layouts/application (3.4ms)</text:span></text:p>
      <text:p text:style-name="Standard"><text:span text:style-name="T1">Completed 200 OK in 16920ms (Views: 16130.2ms | ActiveRecord: 0.6ms)</text:span></text:p>
      <text:p text:style-name="P1"/>
      <text:p text:style-name="P1"/>
      <text:p text:style-name="Standard"><text:span text:style-name="T1">Started GET "/ingredients/new" for 127.0.0.1 at 2019-01-07 11:04:48 +0100</text:span></text:p>
      <text:p text:style-name="Standard"><text:span text:style-name="T1">Processing by IngredientsController#new as HTML</text:span></text:p>
      <text:p text:style-name="Standard"><text:span text:style-name="T1"><text:s text:c="2"/>Rendering ingredients/new.html.erb within layouts/application</text:span></text:p>
      <text:p text:style-name="Standard"><text:span text:style-name="T1"><text:s text:c="2"/>Rendered ingredients/_form.html.erb (858.9ms)</text:span></text:p>
      <text:p text:style-name="Standard"><text:span text:style-name="T1"><text:s text:c="2"/>Rendered ingredients/new.html.erb within layouts/application (1552.4ms)</text:span></text:p>
      <text:p text:style-name="Standard"><text:span text:style-name="T1">Completed 200 OK in 6654ms (Views: 5868.4ms | ActiveRecord: 1.0ms)</text:span></text:p>
      <text:p text:style-name="P1"/>
      <text:p text:style-name="P1"/>
      <text:p text:style-name="Standard"><text:span text:style-name="T1">Started POST "/ingredients" for 127.0.0.1 at 2019-01-07 11:05:36 +0100</text:span></text:p>
      <text:p text:style-name="Standard"><text:span text:style-name="T1">Processing by IngredientsController#create as HTML</text:span></text:p>
      <text:p text:style-name="Standard"><text:span text:style-name="T1"><text:s text:c="2"/>Parameters: {"utf8"=&gt;"</text:span><text:span text:style-name="T6">✓</text:span><text:span text:style-name="T1">", "authenticity_token"=&gt;"vuMza9vpEUZ/N3vR7OqhJ+h/LlohbzxIKcSiYCxpH0AK0bD1tnfKFEBXXJve5Gr5tBgG04eLKXwC2WQPoNQ9Xg==", "ingredient"=&gt;{"name"=&gt;"Cheeeeeeeeeese", "price"=&gt;"10", "maxUsage"=&gt;"100", "available"=&gt;"1"}, "commit"=&gt;"Create Ingredient"}</text:span></text:p>
      <text:p text:style-name="Standard"><text:span text:style-name="T1"><text:s text:c="3"/>(0.1ms) <text:s/>begin transaction</text:span></text:p>
      <text:p text:style-name="Standard"><text:soft-page-break/><text:span text:style-name="T1"><text:s text:c="2"/></text:span><text:span text:style-name="T5">↳</text:span><text:span text:style-name="T1"> app/controllers/ingredients_controller.rb:30</text:span></text:p>
      <text:p text:style-name="Standard"><text:span text:style-name="T1"><text:s text:c="2"/>Ingredient Create (44.2ms) <text:s/>INSERT INTO "ingredients" ("name", "price", "maxUsage", "available", "created_at", "updated_at") VALUES (?, ?, ?, ?, ?, ?) <text:s/>[["name", "Cheeeeeeeeeese"], ["price", 10], ["maxUsage", 100], ["available", 1], ["created_at", "2019-01-07 10:05:37.523937"], ["updated_at", "2019-01-07 10:05:37.523937"]]</text:span></text:p>
      <text:p text:style-name="Standard"><text:span text:style-name="T1"><text:s text:c="2"/></text:span><text:span text:style-name="T5">↳</text:span><text:span text:style-name="T1"> app/controllers/ingredients_controller.rb:30</text:span></text:p>
      <text:p text:style-name="Standard"><text:span text:style-name="T1"><text:s text:c="3"/>(55.0ms) <text:s/>commit transaction</text:span></text:p>
      <text:p text:style-name="Standard"><text:span text:style-name="T1"><text:s text:c="2"/></text:span><text:span text:style-name="T5">↳</text:span><text:span text:style-name="T1"> app/controllers/ingredients_controller.rb:30</text:span></text:p>
      <text:p text:style-name="Standard"><text:span text:style-name="T1">Redirected to http://localhost:3000/ingredients/1</text:span></text:p>
      <text:p text:style-name="Standard"><text:span text:style-name="T1">Completed 302 Found in 118ms (ActiveRecord: 99.3ms)</text:span></text:p>
      <text:p text:style-name="P1"/>
      <text:p text:style-name="P1"/>
      <text:p text:style-name="Standard"><text:span text:style-name="T1">Started GET "/ingredients/1" for 127.0.0.1 at 2019-01-07 11:05:37 +0100</text:span></text:p>
      <text:p text:style-name="Standard"><text:span text:style-name="T1">Processing by IngredientsController#show as HTML</text:span></text:p>
      <text:p text:style-name="Standard"><text:span text:style-name="T1"><text:s text:c="2"/>Parameters: {"id"=&gt;"1"}</text:span></text:p>
      <text:p text:style-name="Standard"><text:span text:style-name="T1"><text:s text:c="2"/>Ingredient Load (0.5ms) <text:s/>SELECT <text:s/>"ingredients".* FROM "ingredients" WHERE "ingredients"."id" = ? LIMIT ? <text:s/>[["id", 1], ["LIMIT", 1]]</text:span></text:p>
      <text:p text:style-name="Standard"><text:span text:style-name="T1"><text:s text:c="2"/></text:span><text:span text:style-name="T5">↳</text:span><text:span text:style-name="T1"> app/controllers/ingredients_controller.rb:67</text:span></text:p>
      <text:p text:style-name="Standard"><text:span text:style-name="T1"><text:s text:c="2"/>Rendering ingredients/show.html.erb within layouts/application</text:span></text:p>
      <text:p text:style-name="Standard"><text:span text:style-name="T1"><text:s text:c="2"/>Rendered ingredients/show.html.erb within layouts/application (1.6ms)</text:span></text:p>
      <text:p text:style-name="Standard"><text:span text:style-name="T1">Completed 200 OK in 5252ms (Views: 4453.5ms | ActiveRecord: 0.5ms)</text:span></text:p>
      <text:p text:style-name="P1"/>
      <text:p text:style-name="P1"/>
      <text:p text:style-name="Standard"><text:span text:style-name="T1">Started GET "/ingredients" for 127.0.0.1 at 2019-01-07 11:05:59 +0100</text:span></text:p>
      <text:p text:style-name="Standard"><text:soft-page-break/><text:span text:style-name="T1">Processing by IngredientsController#index as HTML</text:span></text:p>
      <text:p text:style-name="Standard"><text:span text:style-name="T1"><text:s text:c="2"/>Rendering ingredients/index.html.erb within layouts/application</text:span></text:p>
      <text:p text:style-name="Standard"><text:span text:style-name="T1"><text:s text:c="2"/>Ingredient Load (0.5ms) <text:s/>SELECT "ingredients".* FROM "ingredients"</text:span></text:p>
      <text:p text:style-name="Standard"><text:span text:style-name="T1"><text:s text:c="2"/></text:span><text:span text:style-name="T5">↳</text:span><text:span text:style-name="T1"> app/views/ingredients/index.html.erb:17</text:span></text:p>
      <text:p text:style-name="Standard"><text:span text:style-name="T1"><text:s text:c="2"/>Rendered ingredients/index.html.erb within layouts/application (4.8ms)</text:span></text:p>
      <text:p text:style-name="Standard"><text:span text:style-name="T1">Completed 200 OK in 5103ms (Views: 4388.5ms | ActiveRecord: 0.5ms)</text:span></text:p>
      <text:p text:style-name="P1"/>
      <text:p text:style-name="P1"/>
      <text:p text:style-name="Standard"><text:span text:style-name="T1">Started GET "/ingredients/new" for 127.0.0.1 at 2019-01-07 11:06:12 +0100</text:span></text:p>
      <text:p text:style-name="Standard"><text:span text:style-name="T1">Processing by IngredientsController#new as HTML</text:span></text:p>
      <text:p text:style-name="Standard"><text:span text:style-name="T1"><text:s text:c="2"/>Rendering ingredients/new.html.erb within layouts/application</text:span></text:p>
      <text:p text:style-name="Standard"><text:span text:style-name="T1"><text:s text:c="2"/>Rendered ingredients/_form.html.erb (6.5ms)</text:span></text:p>
      <text:p text:style-name="Standard"><text:span text:style-name="T1"><text:s text:c="2"/>Rendered ingredients/new.html.erb within layouts/application (751.6ms)</text:span></text:p>
      <text:p text:style-name="Standard"><text:span text:style-name="T1">Completed 200 OK in 5736ms (Views: 4783.4ms | ActiveRecord: 0.0ms)</text:span></text:p>
      <text:p text:style-name="P1"/>
      <text:p text:style-name="P1"/>
      <text:p text:style-name="Standard"><text:span text:style-name="T1">Started POST "/ingredients" for 127.0.0.1 at 2019-01-07 11:07:29 +0100</text:span></text:p>
      <text:p text:style-name="Standard"><text:span text:style-name="T1">Processing by IngredientsController#create as HTML</text:span></text:p>
      <text:p text:style-name="Standard"><text:span text:style-name="T1"><text:s text:c="2"/>Parameters: {"utf8"=&gt;"</text:span><text:span text:style-name="T6">✓</text:span><text:span text:style-name="T1">", "authenticity_token"=&gt;"BSd6wpzQ6Wb6xlP4Yt4Qaq+2hEAK+6QnXb2D4zhzUmixFflc8U4yNMWmdLJQ0Nu089GsyawfsRN2oEWMtM5wdg==", "ingredient"=&gt;{"name"=&gt;"Corn", "price"=&gt;"15", "maxUsage"=&gt;"8", "available"=&gt;"1"}, "commit"=&gt;"Create Ingredient"}</text:span></text:p>
      <text:p text:style-name="Standard"><text:span text:style-name="T1"><text:s text:c="3"/>(0.1ms) <text:s/>begin transaction</text:span></text:p>
      <text:p text:style-name="Standard"><text:span text:style-name="T1"><text:s text:c="2"/></text:span><text:span text:style-name="T5">↳</text:span><text:span text:style-name="T1"> app/controllers/ingredients_controller.rb:30</text:span></text:p>
      <text:p text:style-name="Standard"><text:span text:style-name="T1"><text:s text:c="2"/>Ingredient Create (71.5ms) <text:s/>INSERT INTO "ingredients" ("name", "price", "maxUsage", "available", "created_at", "updated_at") VALUES (?, ?, ?, ?, ?, ?) <text:s/>[["name", "Corn"], ["price", 15], ["maxUsage", 8], ["available", 1], ["created_at", "2019-01-07 10:07:30.509740"], ["updated_at", "2019-01-07 10:07:30.509740"]]</text:span></text:p>
      <text:p text:style-name="Standard"><text:soft-page-break/><text:span text:style-name="T1"><text:s text:c="2"/></text:span><text:span text:style-name="T5">↳</text:span><text:span text:style-name="T1"> app/controllers/ingredients_controller.rb:30</text:span></text:p>
      <text:p text:style-name="Standard"><text:span text:style-name="T1"><text:s text:c="3"/>(96.8ms) <text:s/>commit transaction</text:span></text:p>
      <text:p text:style-name="Standard"><text:span text:style-name="T1"><text:s text:c="2"/></text:span><text:span text:style-name="T5">↳</text:span><text:span text:style-name="T1"> app/controllers/ingredients_controller.rb:30</text:span></text:p>
      <text:p text:style-name="Standard"><text:span text:style-name="T1">Redirected to http://localhost:3000/ingredients/2</text:span></text:p>
      <text:p text:style-name="Standard"><text:span text:style-name="T1">Completed 302 Found in 187ms (ActiveRecord: 168.4ms)</text:span></text:p>
      <text:p text:style-name="P1"/>
      <text:p text:style-name="P1"/>
      <text:p text:style-name="Standard"><text:span text:style-name="T1">Started GET "/ingredients/2" for 127.0.0.1 at 2019-01-07 11:07:30 +0100</text:span></text:p>
      <text:p text:style-name="Standard"><text:span text:style-name="T1">Processing by IngredientsController#show as HTML</text:span></text:p>
      <text:p text:style-name="Standard"><text:span text:style-name="T1"><text:s text:c="2"/>Parameters: {"id"=&gt;"2"}</text:span></text:p>
      <text:p text:style-name="Standard"><text:span text:style-name="T1"><text:s text:c="2"/>Ingredient Load (0.6ms) <text:s/>SELECT <text:s/>"ingredients".* FROM "ingredients" WHERE "ingredients"."id" = ? LIMIT ? <text:s/>[["id", 2], ["LIMIT", 1]]</text:span></text:p>
      <text:p text:style-name="Standard"><text:span text:style-name="T1"><text:s text:c="2"/></text:span><text:span text:style-name="T5">↳</text:span><text:span text:style-name="T1"> app/controllers/ingredients_controller.rb:67</text:span></text:p>
      <text:p text:style-name="Standard"><text:span text:style-name="T1"><text:s text:c="2"/>Rendering ingredients/show.html.erb within layouts/application</text:span></text:p>
      <text:p text:style-name="Standard"><text:span text:style-name="T1"><text:s text:c="2"/>Rendered ingredients/show.html.erb within layouts/application (1.4ms)</text:span></text:p>
      <text:p text:style-name="Standard"><text:span text:style-name="T1">Completed 200 OK in 5095ms (Views: 4360.8ms | ActiveRecord: 0.6ms)</text:span></text:p>
      <text:p text:style-name="P1"/>
      <text:p text:style-name="P1"/>
      <text:p text:style-name="Standard"><text:span text:style-name="T1">Started GET "/ingredients" for 127.0.0.1 at 2019-01-07 11:07:52 +0100</text:span></text:p>
      <text:p text:style-name="Standard"><text:span text:style-name="T1">Processing by IngredientsController#index as HTML</text:span></text:p>
      <text:p text:style-name="Standard"><text:span text:style-name="T1"><text:s text:c="2"/>Rendering ingredients/index.html.erb within layouts/application</text:span></text:p>
      <text:p text:style-name="Standard"><text:span text:style-name="T1"><text:s text:c="2"/>Ingredient Load (0.6ms) <text:s/>SELECT "ingredients".* FROM "ingredients"</text:span></text:p>
      <text:p text:style-name="Standard"><text:span text:style-name="T1"><text:s text:c="2"/></text:span><text:span text:style-name="T5">↳</text:span><text:span text:style-name="T1"> app/views/ingredients/index.html.erb:17</text:span></text:p>
      <text:p text:style-name="Standard"><text:soft-page-break/><text:span text:style-name="T1"><text:s text:c="2"/>Rendered ingredients/index.html.erb within layouts/application (6.7ms)</text:span></text:p>
      <text:p text:style-name="Standard"><text:span text:style-name="T1">Completed 200 OK in 5145ms (Views: 4431.6ms | ActiveRecord: 0.6ms)</text:span></text:p>
      <text:p text:style-name="P1"/>
      <text:p text:style-name="P1"/>
      <text:p text:style-name="Standard"><text:span text:style-name="T1">- Gracefully stopping, waiting for requests to finish</text:span></text:p>
      <text:p text:style-name="Standard"><text:span text:style-name="T1">=== puma shutdown: 2019-01-07 11:08:47 +0100 ===</text:span></text:p>
      <text:p text:style-name="Standard"><text:span text:style-name="T1">- Goodbye!</text:span></text:p>
      <text:p text:style-name="Standard"><text:span text:style-name="T1">Exiting</text:span></text:p>
      <text:p text:style-name="Standard"><text:span text:style-name="T1">Batchvorgang abbrechen (J/N)? j</text:span></text:p>
      <text:p text:style-name="P1"/>
      <text:p text:style-name="Standard"><text:span text:style-name="T1">Z:\3.Semester\Lab8\vpw\config&gt;rails generate scaffo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Segoe UI Symbol" svg:font-family="'Segoe UI Symbo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rissa Wagnerberger</meta:initial-creator>
    <dc:creator>David Holz</dc:creator>
    <meta:editing-cycles>4</meta:editing-cycles>
    <meta:creation-date>2019-01-14T10:08:00</meta:creation-date>
    <dc:date>2019-01-31T22:25:15.92</dc:date>
    <meta:editing-duration>PT2M54S</meta:editing-duration>
    <meta:generator>OpenOffice/4.1.2$Win32 OpenOffice.org_project/412m3$Build-9782</meta:generator>
    <meta:document-statistic meta:table-count="0" meta:image-count="0" meta:object-count="0" meta:page-count="41" meta:paragraph-count="1144" meta:word-count="5985" meta:character-count="544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